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93in" style:rel-width="100%" table:align="center" fo:keep-with-next="always"/>
    </style:style>
    <style:style style:name="Table1.A" style:family="table-column">
      <style:table-column-properties style:column-width="1.5743in" style:rel-column-width="2267*"/>
    </style:style>
    <style:style style:name="Table1.B" style:family="table-column">
      <style:table-column-properties style:column-width="0.0194in" style:rel-column-width="28*"/>
    </style:style>
    <style:style style:name="Table1.C" style:family="table-column">
      <style:table-column-properties style:column-width="1.5653in" style:rel-column-width="2254*"/>
    </style:style>
    <style:style style:name="Table1.D" style:family="table-column">
      <style:table-column-properties style:column-width="1.5674in" style:rel-column-width="2257*"/>
    </style:style>
    <style:style style:name="Table1.E" style:family="table-column">
      <style:table-column-properties style:column-width="1.5729in" style:rel-column-width="2265*"/>
    </style:style>
    <style:style style:name="Table1.1" style:family="table-row">
      <style:table-row-properties style:min-row-height="0.2313in" fo:keep-together="always" style:use-optimal-row-height="false"/>
    </style:style>
    <style:style style:name="Table1.A1" style:family="table-cell">
      <style:table-cell-properties style:vertical-align="middle" fo:background-color="#dddddd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4208in" fo:keep-together="always" style:use-optimal-row-height="false"/>
    </style:style>
    <style:style style:name="Table1.A2" style:family="table-cell">
      <style:table-cell-properties style:vertical-align="middle" fo:background-color="#f3f3f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5in" fo:keep-together="always" style:use-optimal-row-height="false"/>
    </style:style>
    <style:style style:name="Table1.A4" style:family="table-cell">
      <style:table-cell-properties style:vertical-align="middle" fo:background-color="#dddd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background-color="#dddddd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9" style:family="table-cell">
      <style:table-cell-properties style:vertical-align="middle" fo:background-color="#dddddd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ffffff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20" style:family="table-cell">
      <style:table-cell-properties style:vertical-align="middle" fo:background-color="#ffffff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3" style:family="table-cell">
      <style:table-cell-properties style:vertical-align="middle" fo:background-color="#f3f3f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26" style:family="table-cell">
      <style:table-cell-properties style:vertical-align="middle" fo:background-color="#b2b2b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7" style:family="table-row">
      <style:table-row-properties style:min-row-height="0.1938in" fo:keep-together="always" style:use-optimal-row-height="false"/>
    </style:style>
    <style:style style:name="Table1.C2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2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2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6299in" table:align="center" fo:keep-with-next="auto"/>
    </style:style>
    <style:style style:name="Table2.A" style:family="table-column">
      <style:table-column-properties style:column-width="1.6403in"/>
    </style:style>
    <style:style style:name="Table2.B" style:family="table-column">
      <style:table-column-properties style:column-width="0.6667in"/>
    </style:style>
    <style:style style:name="Table2.C" style:family="table-column">
      <style:table-column-properties style:column-width="0.6674in"/>
    </style:style>
    <style:style style:name="Table2.G" style:family="table-column">
      <style:table-column-properties style:column-width="0.6535in"/>
    </style:style>
    <style:style style:name="Table2.1" style:family="table-row">
      <style:table-row-properties style:min-row-height="0.3625in"/>
    </style:style>
    <style:style style:name="Table2.A1" style:family="table-cell">
      <style:table-cell-properties style:vertical-align="middle" fo:padding-left="0.0486in" fo:padding-right="0.0486in" fo:padding-top="0in" fo:padding-bottom="0in" fo:border="0.5pt solid #000000" fo:wrap-option="no-wrap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-left="none" fo:border-right="0.5pt solid #000000" fo:border-top="0.5pt solid #000000" fo:border-bottom="0.5pt solid #000000" fo:wrap-option="no-wrap" style:writing-mode="lr-tb"/>
    </style:style>
    <style:style style:name="Table2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fo:wrap-option="no-wrap" style:writing-mode="lr-tb"/>
    </style:style>
    <style:style style:name="Table2.B2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 fo:wrap-option="no-wrap" style:writing-mode="lr-tb"/>
    </style:style>
    <style:style style:name="Tabela1" style:family="table">
      <style:table-properties style:width="6.2958in" table:align="center" fo:keep-with-next="always"/>
    </style:style>
    <style:style style:name="Tabela1.A" style:family="table-column">
      <style:table-column-properties style:column-width="1.6389in"/>
    </style:style>
    <style:style style:name="Tabela1.B" style:family="table-column">
      <style:table-column-properties style:column-width="0.6667in"/>
    </style:style>
    <style:style style:name="Tabela1.G" style:family="table-column">
      <style:table-column-properties style:column-width="0.6618in"/>
    </style:style>
    <style:style style:name="Tabela1.1" style:family="table-row">
      <style:table-row-properties style:min-row-height="0.2083in"/>
    </style:style>
    <style:style style:name="Tabela1.A1" style:family="table-cell">
      <style:table-cell-properties style:vertical-align="middle" fo:padding-left="0.0486in" fo:padding-right="0.0486in" fo:padding-top="0in" fo:padding-bottom="0in" fo:border="0.5pt solid #000000" fo:wrap-option="no-wrap" style:writing-mode="lr-tb"/>
    </style:style>
    <style:style style:name="Tabela1.B1" style:family="table-cell">
      <style:table-cell-properties style:vertical-align="middle" fo:padding-left="0.0486in" fo:padding-right="0.0486in" fo:padding-top="0in" fo:padding-bottom="0in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3625in"/>
    </style:style>
    <style:style style:name="Tabela1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 fo:wrap-option="no-wrap" style:writing-mode="lr-tb"/>
    </style:style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0666620" officeooo:paragraph-rsid="0067d6ac" style:font-style-asian="normal" style:font-style-complex="normal"/>
    </style:style>
    <style:style style:name="P5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b83572"/>
    </style:style>
    <style:style style:name="P6" style:family="paragraph" style:parent-style-name="Corpo_20_do_20_texto_3a__20_texto_20__28_geral_29_">
      <style:paragraph-properties fo:margin-left="0in" fo:margin-right="0in" fo:text-indent="0in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3468ea"/>
    </style:style>
    <style:style style:name="P8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36af18"/>
    </style:style>
    <style:style style:name="P9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41d5cb" officeooo:paragraph-rsid="0241d5cb"/>
    </style:style>
    <style:style style:name="P10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482aef"/>
    </style:style>
    <style:style style:name="P11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490614" officeooo:paragraph-rsid="02490614"/>
    </style:style>
    <style:style style:name="P12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4c8f23"/>
    </style:style>
    <style:style style:name="P13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378df" officeooo:paragraph-rsid="025378df"/>
    </style:style>
    <style:style style:name="P14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378df" officeooo:paragraph-rsid="024d9baf"/>
    </style:style>
    <style:style style:name="P15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3d980"/>
    </style:style>
    <style:style style:name="P16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57b22" officeooo:paragraph-rsid="02557b22"/>
    </style:style>
    <style:style style:name="P17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99eb7"/>
    </style:style>
    <style:style style:name="P18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99ebf" officeooo:paragraph-rsid="02599ebf"/>
    </style:style>
    <style:style style:name="P19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b3cad"/>
    </style:style>
    <style:style style:name="P20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60b36e"/>
    </style:style>
    <style:style style:name="P21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3a34091" officeooo:paragraph-rsid="03a34091"/>
    </style:style>
    <style:style style:name="P22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6ecd6"/>
    </style:style>
    <style:style style:name="P2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bad7c"/>
    </style:style>
    <style:style style:name="P24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d3064"/>
    </style:style>
    <style:style style:name="P25" style:family="paragraph" style:parent-style-name="Corpo_20_do_20_texto_3a__20_texto_20__28_geral_29_">
      <style:paragraph-properties fo:margin-left="0in" fo:margin-right="0in" fo:text-indent="0in" style:auto-text-indent="false"/>
      <style:text-properties fo:language="pt" fo:country="BR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 fo:background-color="transparent">
        <style:background-image/>
      </style:paragraph-properties>
      <style:text-properties officeooo:paragraph-rsid="02543c93"/>
    </style:style>
    <style:style style:name="P2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officeooo:paragraph-rsid="02543c93"/>
    </style:style>
    <style:style style:name="P2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2543c93"/>
    </style:style>
    <style:style style:name="P2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paragraph-rsid="02543c93" style:font-size-asian="11pt" style:font-size-complex="11pt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rsid="038e35a7" officeooo:paragraph-rsid="038e35a7" style:font-size-asian="11pt" style:font-size-complex="11pt"/>
    </style:style>
    <style:style style:name="P3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rsid="03995c8d" officeooo:paragraph-rsid="03995c8d" style:font-size-asian="11pt" style:font-size-complex="11pt"/>
    </style:style>
    <style:style style:name="P32" style:family="paragraph" style:parent-style-name="Normal">
      <style:paragraph-properties fo:margin-left="0in" fo:margin-right="0in" fo:text-align="end" style:justify-single-word="false" fo:text-indent="0in" style:auto-text-indent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3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4" style:family="paragraph" style:parent-style-name="Corpo_20_do_20_texto_3a__20_texto_20__28_geral_29_">
      <style:text-properties officeooo:rsid="02599ebf" officeooo:paragraph-rsid="02599ebf"/>
    </style:style>
    <style:style style:name="P35" style:family="paragraph" style:parent-style-name="Corpo_20_do_20_texto_3a__20_texto_20__28_geral_29_">
      <style:text-properties officeooo:rsid="0266d0b1" officeooo:paragraph-rsid="0266d0b1"/>
    </style:style>
    <style:style style:name="P36" style:family="paragraph" style:parent-style-name="Corpo_20_do_20_texto_3a__20_texto_20__28_geral_29_">
      <style:text-properties officeooo:rsid="02543c93" officeooo:paragraph-rsid="02543c93"/>
    </style:style>
    <style:style style:name="P37" style:family="paragraph" style:parent-style-name="Corpo_20_do_20_texto_3a__20_texto_20__28_geral_29_">
      <style:text-properties officeooo:rsid="02557b22" officeooo:paragraph-rsid="02557b22"/>
    </style:style>
    <style:style style:name="P38" style:family="paragraph" style:parent-style-name="Corpo_20_do_20_texto_3a__20_texto_20__28_geral_29_">
      <style:text-properties officeooo:paragraph-rsid="03b133bc"/>
    </style:style>
    <style:style style:name="P39" style:family="paragraph" style:parent-style-name="Corpo_20_do_20_texto_3a__20_texto_20__28_geral_29_">
      <style:text-properties fo:language="pt" fo:country="BR"/>
    </style:style>
    <style:style style:name="P40" style:family="paragraph" style:parent-style-name="Corpo_20_do_20_texto_3a__20_texto_20__28_geral_29_">
      <style:paragraph-properties fo:text-align="center" style:justify-single-word="false"/>
    </style:style>
    <style:style style:name="P41" style:family="paragraph" style:parent-style-name="Listas_3a__20_titulos">
      <style:text-properties officeooo:paragraph-rsid="00115706"/>
    </style:style>
    <style:style style:name="P42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43" style:family="paragraph" style:parent-style-name="Corpo_20_do_20_texto_3a__20_texto_20__28_referência_29_">
      <style:text-properties officeooo:paragraph-rsid="02742a23"/>
    </style:style>
    <style:style style:name="P44" style:family="paragraph" style:parent-style-name="Corpo_20_do_20_texto_3a__20_texto_20__28_referência_29_">
      <style:text-properties officeooo:paragraph-rsid="027acdce"/>
    </style:style>
    <style:style style:name="P45" style:family="paragraph" style:parent-style-name="Corpo_20_do_20_texto_3a__20_texto_20__28_referência_29_">
      <style:text-properties officeooo:rsid="02e3159a" officeooo:paragraph-rsid="02e3159a"/>
    </style:style>
    <style:style style:name="P46" style:family="paragraph" style:parent-style-name="Corpo_20_do_20_texto_3a__20_texto_20__28_referência_29_">
      <style:text-properties officeooo:rsid="02e4585b" officeooo:paragraph-rsid="02e4585b"/>
    </style:style>
    <style:style style:name="P47" style:family="paragraph" style:parent-style-name="Corpo_20_do_20_texto_3a__20_texto_20__28_referência_29_">
      <style:text-properties officeooo:rsid="034d0a17" officeooo:paragraph-rsid="034d0a17"/>
    </style:style>
    <style:style style:name="P48" style:family="paragraph" style:parent-style-name="Corpo_20_do_20_texto_3a__20_texto_20__28_referência_29_">
      <style:text-properties officeooo:rsid="034e391e" officeooo:paragraph-rsid="034e391e"/>
    </style:style>
    <style:style style:name="P49" style:family="paragraph" style:parent-style-name="Corpo_20_do_20_texto_3a__20_texto_20__28_referência_29_">
      <style:text-properties officeooo:rsid="03519071" officeooo:paragraph-rsid="03519071"/>
    </style:style>
    <style:style style:name="P50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1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2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3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753fc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89a9b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5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6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57" style:family="paragraph" style:parent-style-name="Normal">
      <style:paragraph-properties fo:text-align="center" style:justify-single-word="false"/>
      <style:text-properties fo:color="#000000" style:font-name="Times New Roman1" fo:font-size="10pt" officeooo:rsid="002753fc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8" style:family="paragraph" style:parent-style-name="Normal">
      <style:paragraph-properties fo:text-align="center" style:justify-single-word="false"/>
      <style:text-properties fo:color="#000000" style:font-name="Times New Roman1" fo:font-size="10pt" officeooo:rsid="002b07d7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9" style:family="paragraph" style:parent-style-name="Normal">
      <style:paragraph-properties fo:text-align="center" style:justify-single-word="false"/>
      <style:text-properties fo:color="#000000" style:font-name="Times New Roman1" fo:font-size="10pt" officeooo:rsid="002ae653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0" style:family="paragraph" style:parent-style-name="Normal">
      <style:paragraph-properties fo:text-align="center" style:justify-single-word="false"/>
      <style:text-properties fo:color="#000000" style:font-name="Times New Roman1" fo:font-size="10pt" officeooo:rsid="00289a9b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1" style:family="paragraph" style:parent-style-name="Normal">
      <style:paragraph-properties fo:text-align="center" style:justify-single-word="false"/>
      <style:text-properties fo:color="#000000" style:font-name="Times New Roman1" fo:font-size="10pt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2" style:family="paragraph" style:parent-style-name="Normal">
      <style:paragraph-properties fo:text-align="center" style:justify-single-word="false"/>
      <style:text-properties fo:color="#000000" style:font-name="Times New Roman1" fo:font-size="10pt" officeooo:rsid="0029f2d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3" style:family="paragraph" style:parent-style-name="Normal">
      <style:paragraph-properties fo:text-align="center" style:justify-single-word="false"/>
      <style:text-properties fo:color="#000000" style:font-name="Times New Roman1" fo:font-size="10pt" officeooo:rsid="025f116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4" style:family="paragraph" style:parent-style-name="Normal">
      <style:paragraph-properties fo:text-align="center" style:justify-single-word="false"/>
      <style:text-properties fo:color="#000000" style:font-name="Times New Roman1" fo:font-size="10pt" officeooo:rsid="0397218b" officeooo:paragraph-rsid="0397218b" style:font-name-asian="Times New Roman1" style:font-size-asian="10pt" style:language-asian="pt" style:country-asian="BR" style:font-name-complex="Times New Roman1" style:font-size-complex="10pt"/>
    </style:style>
    <style:style style:name="P65" style:family="paragraph" style:parent-style-name="Normal">
      <style:paragraph-properties fo:text-align="center" style:justify-single-word="false"/>
      <style:text-properties fo:color="#000000" style:font-name="Times New Roman1" fo:font-size="10pt" fo:language="pt" fo:country="BR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6" style:family="paragraph" style:parent-style-name="Normal">
      <style:paragraph-properties fo:text-align="center" style:justify-single-word="false"/>
      <style:text-properties fo:color="#000000" style:font-name="Times New Roman1" fo:font-size="16pt" officeooo:paragraph-rsid="025f116a" style:font-name-asian="Times New Roman1" style:font-size-asian="16pt" style:language-asian="pt" style:country-asian="BR" style:font-name-complex="Times New Roman1" style:font-size-complex="16pt"/>
    </style:style>
    <style:style style:name="P67" style:family="paragraph" style:parent-style-name="Capa_3a__20_título">
      <style:text-properties officeooo:rsid="039b6797" officeooo:paragraph-rsid="039b6797"/>
    </style:style>
    <style:style style:name="P68" style:family="paragraph" style:parent-style-name="TCC_20_Univás">
      <style:text-properties fo:font-size="11pt" style:font-size-asian="11pt" style:font-size-complex="11pt"/>
    </style:style>
    <style:style style:name="P69" style:family="paragraph" style:parent-style-name="Listas_3a__20_textos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0" style:family="paragraph" style:parent-style-name="Notas_20_de_20_rodapé">
      <style:text-properties officeooo:paragraph-rsid="0001fb11"/>
    </style:style>
    <style:style style:name="P71" style:family="paragraph" style:parent-style-name="Footnote">
      <style:text-properties officeooo:paragraph-rsid="0003a5ca"/>
    </style:style>
    <style:style style:name="P72" style:family="paragraph" style:parent-style-name="Capa_3a__20_identificações" style:master-page-name="TCC_20_Univás_3a__20_elementos_20_pré-textuais">
      <style:paragraph-properties style:page-number="auto"/>
    </style:style>
    <style:style style:name="P73" style:family="paragraph" style:parent-style-name="Corpo_20_do_20_texto_3a__20_subtítulos_20_2">
      <style:text-properties officeooo:rsid="03b6ecd6" officeooo:paragraph-rsid="03b6ecd6"/>
    </style:style>
    <style:style style:name="P74" style:family="paragraph" style:parent-style-name="Corpo_20_do_20_texto_3a__20_subtítulos_20_2">
      <style:text-properties fo:language="pt" fo:country="BR" officeooo:rsid="03bb6480" officeooo:paragraph-rsid="03bb6480"/>
    </style:style>
    <style:style style:name="P75" style:family="paragraph" style:parent-style-name="Corpo_20_do_20_texto_3a__20_subtítulos_20_2">
      <style:text-properties officeooo:rsid="03bbad7c" officeooo:paragraph-rsid="03bbad7c"/>
    </style:style>
    <style:style style:name="P76" style:family="paragraph" style:parent-style-name="Corpo_20_do_20_texto_3a__20_subtítulos_20_2">
      <style:text-properties officeooo:rsid="025b3cad" officeooo:paragraph-rsid="025b3cad"/>
    </style:style>
    <style:style style:name="P77" style:family="paragraph" style:parent-style-name="Corpo_20_do_20_texto_3a__20_subtítulos_20_2">
      <style:text-properties officeooo:rsid="0260b36e" officeooo:paragraph-rsid="0260b36e"/>
    </style:style>
    <style:style style:name="P78" style:family="paragraph" style:parent-style-name="Listas_3a__20_titulos" style:master-page-name="TCC_20_Univás_3a__20_elementos_20_pré-textuais">
      <style:paragraph-properties style:page-number="1"/>
    </style:style>
    <style:style style:name="P79" style:family="paragraph" style:parent-style-name="Listas_3a__20_titulos" style:master-page-name="TCC_20_Univás_3a__20_elementos_20_pré-textuais">
      <style:paragraph-properties style:page-number="auto"/>
    </style:style>
    <style:style style:name="P80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81" style:family="paragraph" style:parent-style-name="Sumário_3a__20_título" style:master-page-name="TCC_20_Univás_3a__20_elementos_20_pré-textuais">
      <style:paragraph-properties style:page-number="auto"/>
    </style:style>
    <style:style style:name="P82" style:family="paragraph" style:parent-style-name="Sumário_3a__20_itens_20_nível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3" style:family="paragraph" style:parent-style-name="Sumário_3a__20_itens_20_nível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4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85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86" style:family="paragraph" style:parent-style-name="Corpo_20_do_20_texto_3a__20_subtítulos_20_1">
      <style:text-properties officeooo:rsid="023468ea" officeooo:paragraph-rsid="023468ea"/>
    </style:style>
    <style:style style:name="P87" style:family="paragraph" style:parent-style-name="Corpo_20_do_20_texto_3a__20_subtítulos_20_1">
      <style:text-properties officeooo:rsid="0236af18" officeooo:paragraph-rsid="0236af18"/>
    </style:style>
    <style:style style:name="P88" style:family="paragraph" style:parent-style-name="Corpo_20_do_20_texto_3a__20_subtítulos_20_1">
      <style:text-properties officeooo:rsid="02482aef" officeooo:paragraph-rsid="02482aef"/>
    </style:style>
    <style:style style:name="P89" style:family="paragraph" style:parent-style-name="Corpo_20_do_20_texto_3a__20_subtítulos_20_1">
      <style:text-properties officeooo:rsid="024c8f23" officeooo:paragraph-rsid="024c8f23"/>
    </style:style>
    <style:style style:name="P90" style:family="paragraph" style:parent-style-name="Corpo_20_do_20_texto_3a__20_subtítulos_20_1">
      <style:text-properties officeooo:rsid="0253d980" officeooo:paragraph-rsid="0253d980"/>
    </style:style>
    <style:style style:name="P91" style:family="paragraph" style:parent-style-name="Corpo_20_do_20_texto_3a__20_subtítulos_20_1">
      <style:text-properties officeooo:rsid="02599eb7" officeooo:paragraph-rsid="02599eb7"/>
    </style:style>
    <style:style style:name="P92" style:family="paragraph" style:parent-style-name="Corpo_20_do_20_texto_3a__20_texto_20__28_geral_29_">
      <style:text-properties officeooo:rsid="00219c96"/>
    </style:style>
    <style:style style:name="P93" style:family="paragraph" style:parent-style-name="Corpo_20_do_20_texto_3a__20_texto_20__28_geral_29_">
      <style:text-properties officeooo:rsid="002523bf"/>
    </style:style>
    <style:style style:name="P94" style:family="paragraph" style:parent-style-name="Corpo_20_do_20_texto_3a__20_texto_20__28_geral_29_">
      <style:text-properties officeooo:rsid="002fd755"/>
    </style:style>
    <style:style style:name="P95" style:family="paragraph" style:parent-style-name="Corpo_20_do_20_texto_3a__20_texto_20__28_geral_29_" style:list-style-name="L1"/>
    <style:style style:name="P96" style:family="paragraph" style:parent-style-name="Corpo_20_do_20_texto_3a__20_texto_20__28_geral_29_">
      <style:text-properties officeooo:rsid="00544ceb"/>
    </style:style>
    <style:style style:name="P97" style:family="paragraph" style:parent-style-name="Corpo_20_do_20_texto_3a__20_texto_20__28_geral_29_">
      <style:text-properties officeooo:rsid="0054aeca"/>
    </style:style>
    <style:style style:name="P98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99" style:family="paragraph" style:parent-style-name="Corpo_20_do_20_texto_3a__20_texto_20__28_geral_29_">
      <style:paragraph-properties fo:margin-left="0in" fo:margin-right="0in" fo:text-indent="0in" style:auto-text-indent="false"/>
      <style:text-properties fo:language="en" fo:country="US" fo:font-style="italic" officeooo:rsid="03bd3064" officeooo:paragraph-rsid="03bd3064" style:font-style-asian="italic" style:font-style-complex="italic"/>
    </style:style>
    <style:style style:name="P100" style:family="paragraph" style:parent-style-name="Sumário_3a__20_itens_20_nível_20_3">
      <style:paragraph-properties>
        <style:tab-stops>
          <style:tab-stop style:position="5.8992in" style:type="right" style:leader-style="dotted" style:leader-text="."/>
        </style:tab-stops>
      </style:paragraph-properties>
    </style:style>
    <style:style style:name="P101" style:family="paragraph" style:parent-style-name="Sumário_3a__20_itens_20_nível_20_4">
      <style:paragraph-properties>
        <style:tab-stops>
          <style:tab-stop style:position="5.6992in" style:type="right" style:leader-style="dotted" style:leader-text="."/>
        </style:tab-stops>
      </style:paragraph-properties>
    </style:style>
    <style:style style:name="P102" style:family="paragraph" style:parent-style-name="Corpo_20_do_20_texto_3a__20_subtítulos_20_3">
      <style:text-properties fo:language="en" fo:country="US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39ea48e" style:font-style-asian="italic" style:font-style-complex="italic"/>
    </style:style>
    <style:style style:name="T6" style:family="text">
      <style:text-properties fo:font-style="italic" officeooo:rsid="0001fb11" style:font-style-asian="italic" style:font-style-complex="italic"/>
    </style:style>
    <style:style style:name="T7" style:family="text">
      <style:text-properties fo:font-style="italic" officeooo:rsid="0036d3f2" style:font-style-asian="italic" style:font-style-complex="italic"/>
    </style:style>
    <style:style style:name="T8" style:family="text">
      <style:text-properties fo:font-style="italic" officeooo:rsid="005d4283" style:font-style-asian="italic" style:font-style-complex="italic"/>
    </style:style>
    <style:style style:name="T9" style:family="text">
      <style:text-properties fo:font-style="italic" officeooo:rsid="006e155f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a2e81" style:font-style-asian="italic" style:font-weight-asian="normal" style:font-style-complex="italic" style:font-weight-complex="normal"/>
    </style:style>
    <style:style style:name="T12" style:family="text">
      <style:text-properties fo:language="pt" fo:country="BR" officeooo:rsid="033a6dbc"/>
    </style:style>
    <style:style style:name="T13" style:family="text">
      <style:text-properties fo:language="pt" fo:country="BR" fo:font-style="normal" officeooo:rsid="034b2981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1abadbf" style:font-style-asian="italic" style:font-style-complex="italic"/>
    </style:style>
    <style:style style:name="T17" style:family="text">
      <style:text-properties fo:language="en" fo:country="US" fo:font-style="italic" officeooo:rsid="0067840a" style:font-style-asian="italic" style:font-style-complex="italic"/>
    </style:style>
    <style:style style:name="T18" style:family="text">
      <style:text-properties fo:language="en" fo:country="US" fo:font-style="italic" officeooo:rsid="008e95e1" style:font-style-asian="italic" style:font-style-complex="italic"/>
    </style:style>
    <style:style style:name="T19" style:family="text">
      <style:text-properties fo:language="en" fo:country="US" fo:font-style="italic" officeooo:rsid="034b2981" style:font-style-asian="italic" style:font-style-complex="italic"/>
    </style:style>
    <style:style style:name="T20" style:family="text">
      <style:text-properties fo:language="en" fo:country="US" fo:font-style="italic" officeooo:rsid="0001fb11" style:font-style-asian="italic" style:font-style-complex="italic"/>
    </style:style>
    <style:style style:name="T21" style:family="text">
      <style:text-properties fo:language="en" fo:country="US" fo:font-style="italic" officeooo:rsid="0036d3f2" style:font-style-asian="italic" style:font-style-complex="italic"/>
    </style:style>
    <style:style style:name="T22" style:family="text">
      <style:text-properties fo:language="en" fo:country="US" fo:font-style="italic" officeooo:rsid="005d4283" style:font-style-asian="italic" style:font-style-complex="italic"/>
    </style:style>
    <style:style style:name="T23" style:family="text">
      <style:text-properties fo:language="en" fo:country="US" fo:font-style="italic" officeooo:rsid="03bd3064" style:font-style-asian="italic" style:font-style-complex="italic"/>
    </style:style>
    <style:style style:name="T24" style:family="text">
      <style:text-properties fo:language="en" fo:country="US" fo:font-style="italic" officeooo:rsid="006e155f" style:font-style-asian="italic" style:font-style-complex="italic"/>
    </style:style>
    <style:style style:name="T2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31a0715" style:font-style-asian="normal" style:font-style-complex="normal"/>
    </style:style>
    <style:style style:name="T28" style:family="text">
      <style:text-properties fo:language="en" fo:country="US" fo:font-style="normal" officeooo:rsid="034b2981" style:font-style-asian="normal" style:font-style-complex="normal"/>
    </style:style>
    <style:style style:name="T29" style:family="text">
      <style:text-properties fo:language="en" fo:country="US" fo:font-style="normal" officeooo:rsid="03bd3064" style:font-style-asian="normal" style:font-style-complex="normal"/>
    </style:style>
    <style:style style:name="T30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34" style:family="text">
      <style:text-properties fo:language="en" fo:country="US" officeooo:rsid="01abadbf"/>
    </style:style>
    <style:style style:name="T35" style:family="text">
      <style:text-properties fo:language="en" fo:country="US" officeooo:rsid="033a6dbc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42aec8" style:font-weight-asian="bold" style:font-weight-complex="bold"/>
    </style:style>
    <style:style style:name="T38" style:family="text">
      <style:text-properties fo:language="en" fo:country="US" fo:font-weight="bold" officeooo:rsid="005a18a6" style:font-weight-asian="bold" style:font-weight-complex="bold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officeooo:rsid="016f9c51"/>
    </style:style>
    <style:style style:name="T41" style:family="text">
      <style:text-properties fo:language="en" fo:country="US" officeooo:rsid="0176ff3f"/>
    </style:style>
    <style:style style:name="T42" style:family="text">
      <style:text-properties fo:language="en" fo:country="US" officeooo:rsid="0026b286"/>
    </style:style>
    <style:style style:name="T43" style:family="text">
      <style:text-properties fo:language="en" fo:country="US" officeooo:rsid="002523bf"/>
    </style:style>
    <style:style style:name="T44" style:family="text">
      <style:text-properties fo:language="en" fo:country="US" officeooo:rsid="00333b8c"/>
    </style:style>
    <style:style style:name="T45" style:family="text">
      <style:text-properties fo:language="en" fo:country="US" officeooo:rsid="002b9be1"/>
    </style:style>
    <style:style style:name="T46" style:family="text">
      <style:text-properties fo:language="en" fo:country="US" officeooo:rsid="0047faa0"/>
    </style:style>
    <style:style style:name="T47" style:family="text">
      <style:text-properties fo:language="en" fo:country="US" officeooo:rsid="002fd755"/>
    </style:style>
    <style:style style:name="T48" style:family="text">
      <style:text-properties fo:language="en" fo:country="US" officeooo:rsid="0036d3f2"/>
    </style:style>
    <style:style style:name="T49" style:family="text">
      <style:text-properties fo:language="en" fo:country="US" officeooo:rsid="003cfbe2"/>
    </style:style>
    <style:style style:name="T50" style:family="text">
      <style:text-properties fo:language="en" fo:country="US" officeooo:rsid="005d4283"/>
    </style:style>
    <style:style style:name="T51" style:family="text">
      <style:text-properties fo:language="en" fo:country="US" officeooo:rsid="006e155f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21ac94a" style:font-style-asian="normal" style:font-style-complex="normal"/>
    </style:style>
    <style:style style:name="T54" style:family="text">
      <style:text-properties fo:font-style="normal" officeooo:rsid="039ea48e" style:font-style-asian="normal" style:font-style-complex="normal"/>
    </style:style>
    <style:style style:name="T55" style:family="text">
      <style:text-properties fo:font-style="normal" officeooo:rsid="03bd3064" style:font-style-asian="normal" style:font-style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11b3dd7" style:font-weight-asian="bold" style:font-weight-complex="bold"/>
    </style:style>
    <style:style style:name="T58" style:family="text">
      <style:text-properties fo:font-weight="bold" officeooo:rsid="02742a23" style:font-weight-asian="bold" style:font-weight-complex="bold"/>
    </style:style>
    <style:style style:name="T59" style:family="text">
      <style:text-properties fo:font-weight="bold" officeooo:rsid="027acdce" style:font-weight-asian="bold" style:font-weight-complex="bold"/>
    </style:style>
    <style:style style:name="T60" style:family="text">
      <style:text-properties fo:font-weight="bold" officeooo:rsid="02f43337" style:font-weight-asian="bold" style:font-weight-complex="bold"/>
    </style:style>
    <style:style style:name="T61" style:family="text">
      <style:text-properties fo:font-weight="bold" officeooo:rsid="034f025e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1799400" style:font-weight-asian="normal" style:font-weight-complex="normal"/>
    </style:style>
    <style:style style:name="T64" style:family="text">
      <style:text-properties fo:font-weight="normal" officeooo:rsid="02742a23" style:font-weight-asian="normal" style:font-weight-complex="normal"/>
    </style:style>
    <style:style style:name="T65" style:family="text">
      <style:text-properties fo:font-weight="normal" officeooo:rsid="00486af1" style:font-weight-asian="normal" style:font-weight-complex="normal"/>
    </style:style>
    <style:style style:name="T66" style:family="text">
      <style:text-properties fo:font-weight="normal" officeooo:rsid="004a2e81" style:font-weight-asian="normal" style:font-weight-complex="normal"/>
    </style:style>
    <style:style style:name="T67" style:family="text">
      <style:text-properties fo:font-weight="normal" officeooo:rsid="0082508a" style:font-weight-asian="normal" style:font-weight-complex="normal"/>
    </style:style>
    <style:style style:name="T68" style:family="text">
      <style:text-properties fo:font-weight="normal" officeooo:rsid="004b2eb2" style:font-weight-asian="normal" style:font-weight-complex="normal"/>
    </style:style>
    <style:style style:name="T69" style:family="text">
      <style:text-properties fo:font-weight="normal" officeooo:rsid="004c1fc3" style:font-weight-asian="normal" style:font-weight-complex="normal"/>
    </style:style>
    <style:style style:name="T70" style:family="text">
      <style:text-properties fo:font-weight="normal" officeooo:rsid="004fb274" style:font-weight-asian="normal" style:font-weight-complex="normal"/>
    </style:style>
    <style:style style:name="T71" style:family="text">
      <style:text-properties fo:font-weight="normal" officeooo:rsid="0051c595" style:font-weight-asian="normal" style:font-weight-complex="normal"/>
    </style:style>
    <style:style style:name="T72" style:family="text">
      <style:text-properties fo:font-weight="normal" officeooo:rsid="0087622c" style:font-weight-asian="normal" style:font-weight-complex="normal"/>
    </style:style>
    <style:style style:name="T73" style:family="text">
      <style:text-properties fo:font-weight="normal" officeooo:rsid="00832e08" style:font-weight-asian="normal" style:font-weight-complex="normal"/>
    </style:style>
    <style:style style:name="T74" style:family="text">
      <style:text-properties fo:font-weight="normal" officeooo:rsid="00860386" style:font-weight-asian="normal" style:font-weight-complex="normal"/>
    </style:style>
    <style:style style:name="T75" style:family="text">
      <style:text-properties fo:font-weight="normal" officeooo:rsid="0088a73f" style:font-weight-asian="normal" style:font-weight-complex="normal"/>
    </style:style>
    <style:style style:name="T76" style:family="text">
      <style:text-properties fo:font-weight="normal" officeooo:rsid="005037cc" style:font-weight-asian="normal" style:font-weight-complex="normal"/>
    </style:style>
    <style:style style:name="T77" style:family="text">
      <style:text-properties fo:font-weight="normal" officeooo:rsid="008e8247" style:font-weight-asian="normal" style:font-weight-complex="normal"/>
    </style:style>
    <style:style style:name="T78" style:family="text">
      <style:text-properties fo:font-weight="normal" officeooo:rsid="008d0cec" style:font-weight-asian="normal" style:font-weight-complex="normal"/>
    </style:style>
    <style:style style:name="T79" style:family="text">
      <style:text-properties officeooo:rsid="011b3dd7"/>
    </style:style>
    <style:style style:name="T80" style:family="text">
      <style:text-properties officeooo:rsid="016b36c7"/>
    </style:style>
    <style:style style:name="T81" style:family="text">
      <style:text-properties officeooo:rsid="017b6cfb"/>
    </style:style>
    <style:style style:name="T82" style:family="text">
      <style:text-properties officeooo:rsid="017dde25"/>
    </style:style>
    <style:style style:name="T83" style:family="text">
      <style:text-properties style:font-name="Times New Roman1" fo:font-size="10pt" style:font-size-asian="10pt" style:font-size-complex="10pt"/>
    </style:style>
    <style:style style:name="T84" style:family="text">
      <style:text-properties style:font-name="Times New Roman1" fo:font-size="10pt" officeooo:rsid="0029f2da" style:font-size-asian="10pt" style:font-size-complex="10pt"/>
    </style:style>
    <style:style style:name="T85" style:family="text">
      <style:text-properties style:font-name="Times New Roman1" fo:font-size="11pt" style:font-size-asian="11pt" style:font-size-complex="11pt"/>
    </style:style>
    <style:style style:name="T86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87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88" style:family="text">
      <style:text-properties officeooo:rsid="002753fc"/>
    </style:style>
    <style:style style:name="T89" style:family="text">
      <style:text-properties officeooo:rsid="034b2981"/>
    </style:style>
    <style:style style:name="T90" style:family="text">
      <style:text-properties officeooo:rsid="00289a9b"/>
    </style:style>
    <style:style style:name="T91" style:family="text">
      <style:text-properties officeooo:rsid="02647621"/>
    </style:style>
    <style:style style:name="T92" style:family="text">
      <style:text-properties officeooo:rsid="02742a23"/>
    </style:style>
    <style:style style:name="T93" style:family="text">
      <style:text-properties officeooo:rsid="027acdce"/>
    </style:style>
    <style:style style:name="T94" style:family="text">
      <style:text-properties officeooo:rsid="02f43337"/>
    </style:style>
    <style:style style:name="T95" style:family="text">
      <style:text-properties officeooo:rsid="0350696e"/>
    </style:style>
    <style:style style:name="T96" style:family="text">
      <style:text-properties officeooo:rsid="0397218b"/>
    </style:style>
    <style:style style:name="T97" style:family="text">
      <style:text-properties officeooo:rsid="03995c8d"/>
    </style:style>
    <style:style style:name="T98" style:family="text">
      <style:text-properties officeooo:rsid="0000347e"/>
    </style:style>
    <style:style style:name="T99" style:family="text">
      <style:text-properties officeooo:rsid="03a35d4f"/>
    </style:style>
    <style:style style:name="T100" style:family="text">
      <style:text-properties fo:color="#800000" fo:font-weight="bold" officeooo:rsid="0051c595" style:font-weight-asian="bold" style:font-weight-complex="bold"/>
    </style:style>
    <style:style style:name="T101" style:family="text">
      <style:text-properties fo:color="#800000" fo:font-weight="bold" officeooo:rsid="0052ec90" style:font-weight-asian="bold" style:font-weight-complex="bold"/>
    </style:style>
    <style:style style:name="T102" style:family="text">
      <style:text-properties fo:color="#800000" fo:font-weight="bold" officeooo:rsid="0054aeca" style:font-weight-asian="bold" style:font-weight-complex="bold"/>
    </style:style>
    <style:style style:name="T103" style:family="text">
      <style:text-properties officeooo:rsid="0004b343"/>
    </style:style>
    <style:style style:name="T104" style:family="text">
      <style:text-properties officeooo:rsid="0001fb11"/>
    </style:style>
    <style:style style:name="T105" style:family="text">
      <style:text-properties fo:font-size="8pt" fo:font-style="italic" officeooo:rsid="03b47a61" style:font-size-asian="8pt" style:font-style-asian="italic" style:font-size-complex="8pt" style:font-style-complex="italic"/>
    </style:style>
    <style:style style:name="T106" style:family="text">
      <style:text-properties fo:font-size="8pt" fo:font-style="normal" officeooo:rsid="0003a5ca" style:font-size-asian="8pt" style:font-style-asian="normal" style:font-size-complex="8pt" style:font-style-complex="normal"/>
    </style:style>
    <style:style style:name="T107" style:family="text">
      <style:text-properties fo:font-variant="normal" fo:text-transform="none" fo:color="#222222" style:font-name="Times New Roman1" fo:font-size="8pt" fo:letter-spacing="normal" fo:font-style="normal" fo:font-weight="normal" style:font-size-asian="8pt" style:font-size-complex="8pt"/>
    </style:style>
    <style:style style:name="T108" style:family="text">
      <style:text-properties fo:font-variant="normal" fo:text-transform="none" fo:color="#222222" style:font-name="Times New Roman1" fo:font-size="8pt" fo:letter-spacing="normal" fo:font-style="normal" fo:font-weight="normal" officeooo:rsid="0003a5ca" style:font-size-asian="8pt" style:font-size-complex="8pt"/>
    </style:style>
    <style:style style:name="T109" style:family="text">
      <style:text-properties fo:font-variant="normal" fo:text-transform="none" fo:color="#222222" style:font-name="Times New Roman1" fo:font-size="8pt" fo:letter-spacing="normal" fo:font-style="normal" fo:font-weight="normal" officeooo:rsid="03b47a61" style:font-size-asian="8pt" style:font-size-complex="8pt"/>
    </style:style>
    <style:style style:name="T110" style:family="text">
      <style:text-properties fo:font-variant="normal" fo:text-transform="none" fo:color="#222222" style:font-name="Times New Roman1" fo:font-size="8pt" fo:letter-spacing="normal" fo:font-style="normal" fo:font-weight="normal" officeooo:rsid="03b5f347" style:font-size-asian="8pt" style:font-size-complex="8pt"/>
    </style:style>
    <style:style style:name="T111" style:family="text">
      <style:text-properties fo:font-variant="normal" fo:text-transform="none" fo:color="#006621" style:font-name="Times New Roman1" fo:font-size="8pt" fo:letter-spacing="normal" fo:font-style="normal" fo:font-weight="normal" officeooo:rsid="0003a5ca" style:font-size-asian="8pt" style:font-size-complex="8pt"/>
    </style:style>
    <style:style style:name="T112" style:family="text">
      <style:text-properties fo:font-variant="normal" fo:text-transform="none" fo:color="#006621" style:font-name="Times New Roman1" fo:font-size="8pt" fo:letter-spacing="normal" fo:font-style="normal" fo:font-weight="bold" officeooo:rsid="0003a5ca" style:font-size-asian="8pt" style:font-size-complex="8pt"/>
    </style:style>
    <style:style style:name="T113" style:family="text">
      <style:text-properties officeooo:rsid="03b01eb4"/>
    </style:style>
    <style:style style:name="T114" style:family="text">
      <style:text-properties officeooo:rsid="0071aa66"/>
    </style:style>
    <style:style style:name="T115" style:family="text">
      <style:text-properties officeooo:rsid="00206ede"/>
    </style:style>
    <style:style style:name="T116" style:family="text">
      <style:text-properties officeooo:rsid="002fd755"/>
    </style:style>
    <style:style style:name="T117" style:family="text">
      <style:text-properties officeooo:rsid="002523bf"/>
    </style:style>
    <style:style style:name="T118" style:family="text">
      <style:text-properties officeooo:rsid="0026b286"/>
    </style:style>
    <style:style style:name="T119" style:family="text">
      <style:text-properties officeooo:rsid="002b9be1"/>
    </style:style>
    <style:style style:name="T120" style:family="text">
      <style:text-properties officeooo:rsid="0036d3f2"/>
    </style:style>
    <style:style style:name="T121" style:family="text">
      <style:text-properties officeooo:rsid="00406bae"/>
    </style:style>
    <style:style style:name="T122" style:family="text">
      <style:text-properties officeooo:rsid="00415ccb"/>
    </style:style>
    <style:style style:name="T123" style:family="text">
      <style:text-properties officeooo:rsid="0044056b"/>
    </style:style>
    <style:style style:name="T124" style:family="text">
      <style:text-properties officeooo:rsid="003cfbe2"/>
    </style:style>
    <style:style style:name="T125" style:family="text">
      <style:text-properties officeooo:rsid="0059fcf8"/>
    </style:style>
    <style:style style:name="T126" style:family="text">
      <style:text-properties officeooo:rsid="005d4283"/>
    </style:style>
    <style:style style:name="T127" style:family="text">
      <style:text-properties officeooo:rsid="006e15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svg:stroke-opacity="100%" draw:stroke-linejoin="round" draw:fill="non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67">ARQUITETURA MODULAR DE SOFTWARES UTILIZANDO OSGi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78">Lista de figuras</text:p>
          </text:index-title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79">Lista de tabelas</text:p>
          </text:index-title>
          <text:p text:style-name="P69">Tabela 1 - Orçamento do projeto<text:tab/>10</text:p>
          <text:p text:style-name="P69">Tabela 2 - Cronograma do Primeiro Semestre de 2015<text:tab/>12</text:p>
          <text:p text:style-name="P69">Tabela 3 - Cronograma do Segundo Semestre de 2015<text:tab/>12</text:p>
        </text:index-body>
      </text:table-index>
      <text:p text:style-name="P41"/>
      <text:p text:style-name="P80">Lista de abreviaturas e siglas</text:p>
      <text:p text:style-name="P2">API<text:tab/><text:tab/><text:span text:style-name="T15">Application</text:span><text:span text:style-name="T3"> </text:span><text:span text:style-name="T15">Programming</text:span><text:span text:style-name="T3"> Interface</text:span></text:p>
      <text:p text:style-name="P2"><text:span text:style-name="T53">BSD</text:span><text:span text:style-name="T4"> <text:tab/><text:tab/></text:span><text:span text:style-name="T10">Berkeley Software </text:span><text:span text:style-name="T25">Distribution</text:span></text:p>
      <text:p text:style-name="P2">CSS<text:tab/><text:tab/><text:span text:style-name="T15">Cascading</text:span><text:span text:style-name="T3"> </text:span><text:span text:style-name="T15">Style</text:span><text:span text:style-name="T3"> </text:span><text:span text:style-name="T15">Sheet</text:span></text:p>
      <text:p text:style-name="P2">EJB<text:tab/><text:tab/><text:span text:style-name="T15">Enterprise</text:span><text:span text:style-name="T3"> </text:span><text:span text:style-name="T15">JavaBeans</text:span></text:p>
      <text:p text:style-name="P2"><text:span text:style-name="T14">HTML<text:tab/><text:tab/></text:span><text:span text:style-name="T15">H</text:span><text:span text:style-name="T18">y</text:span><text:span text:style-name="T15">perText Markup Language</text:span></text:p>
      <text:p text:style-name="P2"><text:span text:style-name="T14">ICC<text:tab/><text:tab/></text:span><text:span text:style-name="T26">Inatel</text:span><text:span text:style-name="T15"> Competence Center</text:span></text:p>
      <text:p text:style-name="P4"><text:span text:style-name="T14">IDE<text:tab/><text:tab/></text:span><text:span text:style-name="T17">Integrated Development Environment</text:span></text:p>
      <text:p text:style-name="P2"><text:span text:style-name="T14">IoT<text:tab/><text:tab/></text:span><text:span text:style-name="T15">Internet of Things</text:span></text:p>
      <text:p text:style-name="P2"><text:span text:style-name="T26">JDBC<text:tab/><text:tab/>Java </text:span><text:span text:style-name="T15">Database Connectivity</text:span></text:p>
      <text:p text:style-name="P2"><text:span text:style-name="T27">JEE<text:tab/><text:tab/></text:span><text:span text:style-name="T26">Java</text:span><text:span text:style-name="T15"> Platform, Enterprise Edition.</text:span></text:p>
      <text:p text:style-name="P2">JMS<text:tab/><text:tab/>Java <text:span text:style-name="T15">Message</text:span><text:span text:style-name="T3"> </text:span><text:span text:style-name="T15">Service</text:span></text:p>
      <text:p text:style-name="P2">JPA<text:tab/><text:tab/>Java <text:span text:style-name="T15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15">Nippon</text:span><text:span text:style-name="T3"> </text:span><text:span text:style-name="T15">Telegraph</text:span><text:span text:style-name="T3"> </text:span><text:span text:style-name="T15">and</text:span><text:span text:style-name="T3"> </text:span><text:span text:style-name="T15">Telephone</text:span></text:p>
      <text:p text:style-name="P2">OSGi<text:tab/><text:tab/><text:span text:style-name="T15">Open</text:span><text:span text:style-name="T3"> </text:span><text:span text:style-name="T15">Services</text:span><text:span text:style-name="T3"> </text:span><text:span text:style-name="T15">Gateway</text:span><text:span text:style-name="T3"> </text:span><text:span text:style-name="T16">initiative</text:span></text:p>
      <text:p text:style-name="P2"><text:span text:style-name="T34">S</text:span><text:span text:style-name="T14">ENAC<text:tab/></text:span><text:span text:style-name="T12">Serviço</text:span><text:span text:style-name="T35"> </text:span><text:span text:style-name="T12">Nacional</text:span><text:span text:style-name="T35"> </text:span><text:span text:style-name="T12">de</text:span><text:span text:style-name="T35"> </text:span><text:span text:style-name="T12">Aprendizagem</text:span><text:span text:style-name="T35"> </text:span><text:span text:style-name="T12">Comercial</text:span></text:p>
      <text:p text:style-name="P2">SQL<text:tab/><text:tab/><text:span text:style-name="T15">Structured</text:span><text:span text:style-name="T3"> </text:span><text:span text:style-name="T15">Query</text:span><text:span text:style-name="T3"> </text:span><text:span text:style-name="T15">Language</text:span></text:p>
      <text:p text:style-name="P2">SRA<text:tab/><text:tab/><text:span text:style-name="T15">Systems</text:span><text:span text:style-name="T3"> </text:span><text:span text:style-name="T15">Research</text:span><text:span text:style-name="T3"> </text:span><text:span text:style-name="T15">and</text:span><text:span text:style-name="T3"> </text:span><text:span text:style-name="T1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15">Extensible</text:span><text:span text:style-name="T3"> HyperText </text:span><text:span text:style-name="T15">Markup</text:span><text:span text:style-name="T3"> </text:span><text:span text:style-name="T15">Language</text:span></text:p>
      <text:p text:style-name="P2">XML<text:tab/><text:tab/><text:span text:style-name="T15">Extensible</text:span><text:span text:style-name="T3"> </text:span><text:span text:style-name="T15">Markup</text:span><text:span text:style-name="T3"> </text:span><text:span text:style-name="T15">Language</text:span></text:p>
      <text:p text:style-name="P2"><text:span text:style-name="T14">W3C<text:tab/><text:tab/></text:span><text:span text:style-name="T1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1">Sumário</text:p>
          </text:index-title>
          <text:p text:style-name="P82"><text:a xlink:type="simple" xlink:href="#__RefHeading__5033_361370671" text:style-name="Index_20_Link" text:visited-style-name="Index_20_Link"><text:s/>1 Quadro metodológico<text:tab/>5</text:a></text:p>
          <text:p text:style-name="P83"><text:a xlink:type="simple" xlink:href="#__RefHeading__7369_1902537627" text:style-name="Index_20_Link" text:visited-style-name="Index_20_Link"><text:s/>1.1 Tipo de pesquisa<text:tab/>5</text:a></text:p>
          <text:p text:style-name="P83"><text:a xlink:type="simple" xlink:href="#__RefHeading__7371_1902537627" text:style-name="Index_20_Link" text:visited-style-name="Index_20_Link"><text:s/>1.2 Contexto de pesquisa<text:tab/>5</text:a></text:p>
          <text:p text:style-name="P83"><text:a xlink:type="simple" xlink:href="#__RefHeading__7375_1902537627" text:style-name="Index_20_Link" text:visited-style-name="Index_20_Link"><text:s/>1.3 Instrumentos<text:tab/>6</text:a></text:p>
          <text:p text:style-name="P83"><text:a xlink:type="simple" xlink:href="#__RefHeading__7377_1902537627" text:style-name="Index_20_Link" text:visited-style-name="Index_20_Link"><text:s/>1.4 Procedimentos<text:tab/>7</text:a></text:p>
          <text:p text:style-name="P100"><text:a xlink:type="simple" xlink:href="#__RefHeading__3473_1560118940" text:style-name="Index_20_Link" text:visited-style-name="Index_20_Link"><text:s/>1.4.1 Prototipação<text:tab/>8</text:a></text:p>
          <text:p text:style-name="P100"><text:a xlink:type="simple" xlink:href="#__RefHeading__3475_1560118940" text:style-name="Index_20_Link" text:visited-style-name="Index_20_Link"><text:s/>1.4.2 Definição do software<text:tab/>9</text:a></text:p>
          <text:p text:style-name="P100"><text:a xlink:type="simple" xlink:href="#__RefHeading__3477_1560118940" text:style-name="Index_20_Link" text:visited-style-name="Index_20_Link"><text:s/>1.4.3 Modelagem da arquitetura dos módulos<text:tab/>9</text:a></text:p>
          <text:p text:style-name="P100"><text:a xlink:type="simple" xlink:href="#__RefHeading__3479_1560118940" text:style-name="Index_20_Link" text:visited-style-name="Index_20_Link"><text:s/>1.4.4 Desenvolvimento<text:tab/>10</text:a></text:p>
          <text:p text:style-name="P101"><text:a xlink:type="simple" xlink:href="#__RefHeading__3481_1560118940" text:style-name="Index_20_Link" text:visited-style-name="Index_20_Link"><text:s/>1.4.4.1 Back-end<text:tab/>11</text:a></text:p>
          <text:p text:style-name="P101"><text:a xlink:type="simple" xlink:href="#__RefHeading__3483_1560118940" text:style-name="Index_20_Link" text:visited-style-name="Index_20_Link"><text:s/>1.4.4.2 Front-end<text:tab/>11</text:a></text:p>
          <text:p text:style-name="P83"><text:a xlink:type="simple" xlink:href="#__RefHeading__7379_1902537627" text:style-name="Index_20_Link" text:visited-style-name="Index_20_Link"><text:s/>1.5 Orçamento<text:tab/>11</text:a></text:p>
          <text:p text:style-name="P83"><text:a xlink:type="simple" xlink:href="#__RefHeading__7381_1902537627" text:style-name="Index_20_Link" text:visited-style-name="Index_20_Link"><text:s/>1.6 Cronograma<text:tab/>14</text:a></text:p>
          <text:p text:style-name="P100"><text:a xlink:type="simple" xlink:href="#__RefHeading__7383_1902537627" text:style-name="Index_20_Link" text:visited-style-name="Index_20_Link"><text:s/>1.6.1 Primeiro Semestre de 2015<text:tab/>14</text:a></text:p>
          <text:p text:style-name="P100"><text:a xlink:type="simple" xlink:href="#__RefHeading__7385_1902537627" text:style-name="Index_20_Link" text:visited-style-name="Index_20_Link"><text:s/>1.6.2 Segundo Semestre de 2015<text:tab/>15</text:a></text:p>
          <text:p text:style-name="P82"><text:a xlink:type="simple" xlink:href="#__RefHeading__5035_361370671" text:style-name="Index_20_Link" text:visited-style-name="Index_20_Link">Referências<text:tab/>17</text:a></text:p>
        </text:index-body>
      </text:table-of-content>
      <text:list xml:id="list5211922352401080675" text:style-name="TCC_20_Univás_3a__20_númeração_20_títulos_20_e_20_subtítulos">
        <text:list-item>
          <text:h text:style-name="P84" text:outline-level="1"><text:bookmark-start text:name="__RefHeading__5033_361370671"/>Quadro metodológico<text:bookmark-end text:name="__RefHeading__5033_361370671"/></text:h>
        </text:list-item>
      </text:list>
      <text:p text:style-name="P5"/>
      <text:p text:style-name="P5"/>
      <text:p text:style-name="Corpo_20_do_20_texto_3a__20_texto_20__28_geral_29_">Neste capítulo serão abordados <text:span text:style-name="T98">e descritos </text:span>os caminhos definidos <text:span text:style-name="T98">e utilizados</text:span> para conduzir <text:span text:style-name="T98">o projeto até seu fim</text:span>. Serão apresentados o tipo de pesquisa, seu contexto, bem como os instrumentos, <text:span text:style-name="T98">os</text:span> procedimentos, o orçamento <text:span text:style-name="T98">e</text:span> o cronograma para o desenvolvimento d<text:span text:style-name="T98">este projeto</text:span>.</text:p>
      <text:p text:style-name="P2"/>
      <text:p text:style-name="P2"/>
      <text:list xml:id="list13106204853581" text:continue-numbering="true" text:style-name="TCC_20_Univás_3a__20_númeração_20_títulos_20_e_20_subtítulos">
        <text:list-item>
          <text:list>
            <text:list-item>
              <text:h text:style-name="P86" text:outline-level="2"><text:bookmark-start text:name="__RefHeading__7369_1902537627"/>Tipo de pesquisa<text:bookmark-end text:name="__RefHeading__7369_1902537627"/></text:h>
            </text:list-item>
          </text:list>
        </text:list-item>
      </text:list>
      <text:p text:style-name="P7"/>
      <text:p text:style-name="P21"/>
      <text:p text:style-name="Corpo_20_do_20_texto_3a__20_texto_20__28_geral_29_">Pesquisa é um processo desenvolvido com o objetivo de s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Corpo_20_do_20_texto_3a__20_texto_20__28_geral_29_">Para atingir os objetivos deste projeto, <text:span text:style-name="T99">desenvolveu-se</text:span> <text:span text:style-name="T99">uma</text:span> pesquisa de abordagem aplicada, a qual é utilizada quando se desenvolve um produto real, com uma finalidade prática, que pode ser aplicada em determinado contexto. Conforme aponta Appolinário (2004), pesquisas aplicadas têm o objetivo de resolver problemas ou necessidades concretas e imediatas.</text:p>
      <text:p text:style-name="Corpo_20_do_20_texto_3a__20_texto_20__28_geral_29_">Aplicando esses conceitos e utilizando a pesquisa de forma aplicada por agregar maiores vantagens e demonstrar melhor os resultados obtidos, desenvolveu-se um <text:span text:style-name="T3">software</text:span> modularizado com o objetivo de apresentar o paradigma da modularização e sua arquitetura, apresentando suas vantagens como facilidade de manutenção e aplicação em empresas de diferentes ramos, utilizando a tecnologia OSGi.</text:p>
      <text:p text:style-name="P2"/>
      <text:p text:style-name="P2"/>
      <text:list xml:id="list13107642513092" text:continue-numbering="true" text:style-name="TCC_20_Univás_3a__20_númeração_20_títulos_20_e_20_subtítulos">
        <text:list-item>
          <text:list>
            <text:list-item>
              <text:h text:style-name="P87" text:outline-level="2"><text:bookmark-start text:name="__RefHeading__7371_1902537627"/>Contexto de pesquisa<text:bookmark-end text:name="__RefHeading__7371_1902537627"/></text:h>
            </text:list-item>
          </text:list>
        </text:list-item>
      </text:list>
      <text:p text:style-name="P8"/>
      <text:p text:style-name="P8"/>
      <text:p text:style-name="Corpo_20_do_20_texto_3a__20_texto_20__28_geral_29_">Cada vez mais <text:span text:style-name="T3">softwares</text:span> são utilizados em empresas, indústrias, computadores <text:soft-page-break/>pessoais, web e dispositivos móveis. Estes são desenvolvidos por meio de práticas e tecnologias existentes que auxiliam na sua criação, porém a não utilização de tais ferramentas tornam o seu desenvolvimento e manutenção um processo desgastante e trabalhoso.</text:p>
      <text:p text:style-name="Corpo_20_do_20_texto_3a__20_texto_20__28_geral_29_">Esta pesquisa demonstra a arquitetura e desenvolvimento modularizado utilizando o <text:span text:style-name="T15">framework</text:span> OSGi, oferecendo melhor organização na estrutura do <text:span text:style-name="T3">software</text:span>, vantagens na manutenção e maior facilidade na expansão do mesmo, isso pelo fato de o <text:span text:style-name="T15">framework</text:span> permitir a adição e integração de novas funcionalidades em modo <text:span text:style-name="T15">on-the-fly</text:span><text:span text:style-name="T3"><text:note text:id="ftn1" text:note-class="footnote"><text:note-citation>1</text:note-citation><text:note-body><text:p text:style-name="P70"><text:span text:style-name="T5">On-the-fly: </text:span><text:span text:style-name="T54">Termo referente ao funcionamento do sistema, onde a nova funcionalidade é adicionada sem que seja necessário reiniciar toda a aplicação, com ela em pleno funcionamento.</text:span></text:p></text:note-body></text:note></text:span>.</text:p>
      <text:p text:style-name="Corpo_20_do_20_texto_3a__20_texto_20__28_geral_29_"><text:span text:style-name="T3">Softwares</text:span> modularizados oferecem maior flexibilidade para atender empresas de diferentes áreas. Através do OSGi, os módulos podem ser desenvolvidos de forma independente, disponibilizando módulos específicos para cada empresa. Dessa maneira foi-se desenvolvida uma aplicação que pode ser adotada por empresas de diferentes segmentos no mercado, bastando apenas que exista um módulo que atenda a necessidade específica da área.</text:p>
      <text:p text:style-name="Corpo_20_do_20_texto_3a__20_texto_20__28_geral_29_">O objetivo desse projeto é apresentar o paradigma do desenvolvimento modular, sua arquitetura, metodologias, engenharias, técnicas e tecnologias para o âmbito de softwares comerciais e provendo uma base para a facilitação na manutenção e expansão do mesmo. Esta <text:s/>pesquisa, por apresentar uma análise e demonstração do desenvolvimento modular, servirá de base de conhecimento para estudantes, profissionais da área de tecnologia da informação e empresas que pretendem empregar essa forma de desenvolver seus produtos de <text:span text:style-name="T3">software</text:span>.</text:p>
      <text:p text:style-name="P9"/>
      <text:p text:style-name="P9"/>
      <text:list xml:id="list13106128064269" text:continue-numbering="true" text:style-name="TCC_20_Univás_3a__20_númeração_20_títulos_20_e_20_subtítulos">
        <text:list-item>
          <text:list>
            <text:list-item>
              <text:h text:style-name="P88" text:outline-level="2"><text:bookmark-start text:name="__RefHeading__7375_1902537627"/>Instrumentos<text:bookmark-end text:name="__RefHeading__7375_1902537627"/></text:h>
            </text:list-item>
          </text:list>
        </text:list-item>
      </text:list>
      <text:p text:style-name="P10"/>
      <text:p text:style-name="P10"/>
      <text:p text:style-name="Corpo_20_do_20_texto_3a__20_texto_20__28_geral_29_"><text:span text:style-name="T103">Durante o desenvolvimento d</text:span>este projeto foi necessário a realização de reuniões entre os participantes, para a obtenção e organização das informações, divisão das tarefas e desenvolvimento do <text:span text:style-name="T3">software</text:span>, pois segundo Kioskea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facilmente aceitas por todos.</text:p>
      <text:p text:style-name="Corpo_20_do_20_texto_3a__20_texto_20__28_geral_29_">Os dados foram obtidos a partir de livros, artigos, documentações e reuniões online com pessoas que possuem conhecimento e experiência a respeito do tema do projeto. Após <text:soft-page-break/>aplicados estes instrumentos foi possível analisar e organizar as informações e experiências coletadas.</text:p>
      <text:p text:style-name="Corpo_20_do_20_texto_3a__20_texto_20__28_geral_29_">As reuniões entre os participantes possuem o objetivo de planejar a execução do projeto, tomar decisões quanto ao desenvolvimento do <text:span text:style-name="T3">software</text:span>, bem como as tecnologias e metodologias que foram utilizadas.</text:p>
      <text:p text:style-name="P38">Para obtermos mais conhecimentos acerca do tema, decidiu-se conversar com uma pessoa que possuísse grandes conhecimentos teóricos e práticos sobre modularização e OSGi. Pesquisando, percebeu-se que a pessoa de maior competência e domínio no Brasil sobre o tema era Filipe Portes, graduado em <text:span text:style-name="T113">C</text:span>iências da <text:span text:style-name="T113">C</text:span>omputação pela Universidade Paulista, com mais de oito anos de experiência em <text:span text:style-name="T113">D</text:span>esenvolvimento e <text:span text:style-name="T113">A</text:span>rquitetura de <text:span text:style-name="T113">S</text:span>istemas Java para <text:span text:style-name="T3">web</text:span>. Este ministrou palestras sobre o tema no TDC<text:note text:id="ftn2" text:note-class="footnote"><text:note-citation>2</text:note-citation><text:note-body><text:p text:style-name="Notas_20_de_20_rodapé"><text:span text:style-name="T104">TDC – </text:span>Abreviação para <text:span text:style-name="T6">The </text:span><text:span text:style-name="T20">Developers</text:span><text:span text:style-name="T6"> </text:span><text:span text:style-name="T20">Conference</text:span></text:p></text:note-body></text:note> em 2012 e 2014, onde apresentou uma visão ampla do OSGi explicando desde o paradigma da modularização e suas características até os detalhes e <text:span text:style-name="T3">design </text:span><text:span text:style-name="T15">patterns</text:span> utilizados na implementação Apache <text:span text:style-name="T14">Felix.</text:span></text:p>
      <text:p text:style-name="P38"><text:span text:style-name="T103">Foi realizada uma</text:span> entrevista <text:span text:style-name="T103">com Filipe Portes</text:span> em 1 de agosto de 2015, utilizando o <text:span text:style-name="T3">software</text:span> <text:span text:style-name="T52">Skype</text:span><text:span text:style-name="T3"><text:note text:id="ftn3" text:note-class="footnote"><text:note-citation>3</text:note-citation><text:note-body><text:p text:style-name="P71"><text:span text:style-name="T106">Skype</text:span><text:span text:style-name="T105"> – </text:span><text:span text:style-name="T107">software </text:span><text:span text:style-name="T109">gratuito</text:span><text:span text:style-name="T107"> que permite fazer de </text:span><text:span text:style-name="T109">chamadas de voz e </text:span><text:span text:style-name="T107">vídeo, chat </text:span><text:span text:style-name="T109">de </text:span><text:span text:style-name="T110">mensagens</text:span><text:span text:style-name="T107"> e </text:span><text:span text:style-name="T109">o</text:span><text:span text:style-name="T107"> compartilha</text:span><text:span text:style-name="T109">mento de</text:span><text:span text:style-name="T107"> arquivos. </text:span><text:span text:style-name="T108">Fonte: </text:span><text:a xlink:type="simple" xlink:href="https://support.skype.com/pt/faq/FA6/o-que-e-o-skype" text:style-name="Internet_20_link" text:visited-style-name="Visited_20_Internet_20_Link"><text:span text:style-name="T111">https://support.</text:span></text:a><text:a xlink:type="simple" xlink:href="https://support.skype.com/pt/faq/FA6/o-que-e-o-skype" text:style-name="Internet_20_link" text:visited-style-name="Visited_20_Internet_20_Link"><text:span text:style-name="T112">skype</text:span></text:a><text:a xlink:type="simple" xlink:href="https://support.skype.com/pt/faq/FA6/o-que-e-o-skype" text:style-name="Internet_20_link" text:visited-style-name="Visited_20_Internet_20_Link"><text:span text:style-name="T111">.com/pt/faq/FA6/o-que-e-o-</text:span></text:a><text:a xlink:type="simple" xlink:href="https://support.skype.com/pt/faq/FA6/o-que-e-o-skype" text:style-name="Internet_20_link" text:visited-style-name="Visited_20_Internet_20_Link"><text:span text:style-name="T112">skype</text:span></text:a><text:span text:style-name="T108">. 2015</text:span></text:p></text:note-body></text:note></text:span>. <text:span text:style-name="T103">Através desta,</text:span> foram<text:span text:style-name="T103"> </text:span>sanadas dúvidas sobre a arquitetura modular e sua melhor organização, de forma que facilite ainda mais a compreensão e desenvolvimento utilizando o modelo de <text:span text:style-name="T103">arquitetura</text:span> modular.</text:p>
      <text:p text:style-name="Corpo_20_do_20_texto_3a__20_texto_20__28_geral_29_">Houve o compartilhamento de experiências, projetos e <text:span text:style-name="T103">padrões de desenvolvimento, que foram</text:span> utilizados para obtenção de mais conhecimentos práticos acerca do tema do <text:span text:style-name="T103">projeto</text:span>, além de termos percebido que existiam algumas falhas na arquitetura do <text:span text:style-name="T3">software</text:span>.</text:p>
      <text:p text:style-name="P11"/>
      <text:p text:style-name="P11"/>
      <text:list xml:id="list13107313130250" text:continue-numbering="true" text:style-name="TCC_20_Univás_3a__20_númeração_20_títulos_20_e_20_subtítulos">
        <text:list-item>
          <text:list>
            <text:list-item>
              <text:h text:style-name="P89" text:outline-level="2"><text:bookmark-start text:name="__RefHeading__7377_1902537627"/>Procedimentos<text:bookmark-end text:name="__RefHeading__7377_1902537627"/></text:h>
            </text:list-item>
          </text:list>
        </text:list-item>
      </text:list>
      <text:p text:style-name="P12"/>
      <text:p text:style-name="P12"/>
      <text:p text:style-name="Corpo_20_do_20_texto_3a__20_texto_20__28_geral_29_">Nest<text:span text:style-name="T114">e projeto</text:span> desenvolveu-se uma aplicação que exemplifica os conceitos de uma arquitetura modular, <text:span text:style-name="T115">utilizando como principais tecnologias, a</text:span> linguagem de programação Java <text:span text:style-name="T115">e a especificação OSGi, que oferece suporte a modularização de softwares.</text:span></text:p>
      <text:p text:style-name="P92">Para o desenvolvimento deste projeto, foi definido um cronograma com os principais procedimentos, que foram executados de forma progressiva conforme os resultados obtidos através dos estudos realizados em cada tecnologia.</text:p>
      <text:list xml:id="list13107804150520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3" text:outline-level="3"><text:bookmark-start text:name="__RefHeading__3473_1560118940"/><text:soft-page-break/>Prototipação<text:bookmark-end text:name="__RefHeading__3473_1560118940"/></text:h>
                </text:list-item>
              </text:list>
            </text:list-item>
          </text:list>
        </text:list-item>
      </text:list>
      <text:p text:style-name="P22"/>
      <text:p text:style-name="P22"/>
      <text:p text:style-name="P93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p>
      <text:p text:style-name="Corpo_20_do_20_texto_3a__20_texto_20__28_geral_29_"><text:span text:style-name="T118">Desenvolveu-se protótipos que podem ser executados no ambiente do tipo </text:span><text:span text:style-name="T42">desktop</text:span><text:span text:style-name="T118"> e web. De acordo com os resultados, definimos que a aplicação desenvolvida para exemplificar a modularização de software seria do tipo web.</text:span></text:p>
      <text:p text:style-name="Corpo_20_do_20_texto_3a__20_texto_20__28_geral_29_"><text:span text:style-name="T117">A especificação OSGi é implementada por vários </text:span><text:span text:style-name="T43">frameworks</text:span><text:span text:style-name="T117">, dentre eles, os protótipos foram criados utilizando </text:span><text:span text:style-name="T44">o</text:span><text:span text:style-name="T117"> </text:span><text:span text:style-name="T43">Equinox</text:span><text:span text:style-name="T117"> e Apache </text:span><text:span text:style-name="T43">Felix.</text:span><text:span text:style-name="T117"> Desta forma, definiu-se como implementação a ser utilizada para o desenvolvimento o </text:span><text:span text:style-name="T43">framework</text:span><text:span text:style-name="T117"> Apache </text:span><text:span text:style-name="T43">Felix</text:span><text:span text:style-name="T117">, devido a sua excelente integração com o GlassFish. Sendo assim, definiu-se também, a utilização do GlassFish como servidor de aplicação, completando assim o escopo </text:span><text:span text:style-name="T43">back-end</text:span><text:span text:style-name="T117"> para o desenvolvimento de uma aplicação web.</text:span></text:p>
      <text:p text:style-name="Corpo_20_do_20_texto_3a__20_texto_20__28_geral_29_"><text:span text:style-name="T119">Com o desenvolvimento dos protótipos, baseado nos estudos realizados, observou-se que a tecnologia OSGi oferece suporte a projetos do tipo Java </text:span><text:span text:style-name="T45">Application</text:span><text:span text:style-name="T119">, Web </text:span><text:span text:style-name="T46">Application</text:span><text:span text:style-name="T119"> e </text:span><text:span text:style-name="T45">Enterprise</text:span><text:span text:style-name="T119"> </text:span><text:span text:style-name="T45">Java Bean.</text:span><text:span text:style-name="T119"> Com isso, constatou-se a possibilidade de desenvolver módulos de diferentes tipos, que interagem entre si através de interfaces bem definidas, que são disponibilizadas como serviços ou exportadas dentro do contexto OSGi.</text:span></text:p>
      <text:p text:style-name="Corpo_20_do_20_texto_3a__20_texto_20__28_geral_29_"><text:span text:style-name="T116">Foram desenvolvidos também protótipos de módulos responsáveis por disponibilizar a interface gráfica com o usuário, utilizando as tecnologias HTML, </text:span><text:span text:style-name="T46">JavaScript</text:span><text:span text:style-name="T116">, </text:span><text:span text:style-name="T47">Angular JS</text:span><text:span text:style-name="T116">, CSS e </text:span><text:span text:style-name="T47">Bootstrap.</text:span></text:p>
      <text:p text:style-name="P94">A prototipação foi um procedimento muito importante para o desenvolvimento deste projeto, pois além de se comprovar o funcionamento prático das teorias estudadas, observou-se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p>
      <text:p text:style-name="P14"/>
      <text:p text:style-name="P13"/>
      <text:list xml:id="list13106502963820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3" text:outline-level="3"><text:bookmark-start text:name="__RefHeading__3475_1560118940"/><text:soft-page-break/>Definição do <text:span text:style-name="T3">software</text:span><text:bookmark-end text:name="__RefHeading__3475_1560118940"/></text:h>
                </text:list-item>
              </text:list>
            </text:list-item>
          </text:list>
        </text:list-item>
      </text:list>
      <text:p text:style-name="P13"/>
      <text:p text:style-name="P13"/>
      <text:p text:style-name="Corpo_20_do_20_texto_3a__20_texto_20__28_geral_29_"><text:span text:style-name="T120">Após estudos e criação de protótipos, definiu-se uma aplicação básica contendo cinco módulos, para demonstrar uma arquitetura modular utilizando a tecnologia OSGi através do </text:span><text:span text:style-name="T21">framework</text:span><text:span text:style-name="T120"> Apache </text:span><text:span text:style-name="T48">Felix.</text:span><text:span text:style-name="T120"> O objetivo do </text:span><text:span text:style-name="T7">software</text:span><text:span text:style-name="T120"> é apenas demonstrar o funcionamento da arquitetura assim como características da tecnologia OSGi.</text:span></text:p>
      <text:p text:style-name="P13"/>
      <text:list xml:id="list6250424566837665152" text:style-name="L1">
        <text:list-item>
          <text:p text:style-name="P95"><text:span text:style-name="T56">Módulo Usuário:</text:span> responsável por controlar os cadastros do usuário e autenticação dos <text:span text:style-name="T121">mesmos </text:span>no sistema;</text:p>
        </text:list-item>
        <text:list-item>
          <text:p text:style-name="P95"><text:span text:style-name="T56">Módulo Clientes:</text:span> responsável por controlar os cadastros de clientes, <text:span text:style-name="T122">com</text:span> integração ao módulo financeiro;</text:p>
        </text:list-item>
        <text:list-item>
          <text:p text:style-name="P95"><text:span text:style-name="T56">Módulo Financeiro:</text:span> responsável por controlar os lançamentos de contas a pagar e a receber, com integração ao módulo de clientes;</text:p>
        </text:list-item>
        <text:list-item>
          <text:p text:style-name="P95"><text:span text:style-name="T56">Módulo </text:span><text:span text:style-name="T36">Logs</text:span><text:span text:style-name="T56">:</text:span> responsável por registrar <text:span text:style-name="T14">logs</text:span> do sistema em arquivos, com integração entre todos os outros módulos.</text:p>
        </text:list-item>
        <text:list-item>
          <text:p text:style-name="P95"><text:span text:style-name="T56">Módulo </text:span><text:span text:style-name="T37">Data </text:span><text:span text:style-name="T38">S</text:span><text:span text:style-name="T37">ource</text:span><text:span text:style-name="T56">:</text:span> responsável por fornecer e controlar acesso ao banco de dados, <text:span text:style-name="T123">com </text:span>integração <text:span text:style-name="T123">entre </text:span>todos os outros módulos.</text:p>
        </text:list-item>
      </text:list>
      <text:p text:style-name="P2"/>
      <text:p text:style-name="Corpo_20_do_20_texto_3a__20_texto_20__28_geral_29_"><text:span text:style-name="T124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49">browser.</text:span></text:p>
      <text:p text:style-name="P2"/>
      <text:p text:style-name="P2"/>
      <text:list xml:id="list13106157034760" text:continue-list="list13106502963820" text:style-name="TCC_20_Univás_3a__20_númeração_20_títulos_20_e_20_subtítulos">
        <text:list-item>
          <text:list>
            <text:list-item>
              <text:list>
                <text:list-item>
                  <text:h text:style-name="P74" text:outline-level="3"><text:bookmark-start text:name="__RefHeading__3477_1560118940"/><text:span text:style-name="T124">M</text:span>odelagem da arquitetura dos módulos<text:bookmark-end text:name="__RefHeading__3477_1560118940"/></text:h>
                </text:list-item>
              </text:list>
            </text:list-item>
          </text:list>
        </text:list-item>
      </text:list>
      <text:p text:style-name="P2"/>
      <text:p text:style-name="P2"/>
      <text:p text:style-name="Corpo_20_do_20_texto_3a__20_texto_20__28_geral_29_"><text:span text:style-name="T65">A</text:span><text:span text:style-name="T66"> arquitetura de um </text:span><text:span text:style-name="T11">software</text:span><text:span text:style-name="T66"> é uma das principais partes no desenvolvimento d</text:span><text:span text:style-name="T67">e</text:span><text:span text:style-name="T66"> </text:span><text:span text:style-name="T67">uma aplicação</text:span><text:span text:style-name="T66">. Dessa maneira, criou-se uma arquitetura modular que fornece aos módulos flexibilidade para que possam ser desinstalados, parados e atualizados enquanto o restante do sistema está em funcionamento.</text:span></text:p>
      <text:p text:style-name="Corpo_20_do_20_texto_3a__20_texto_20__28_geral_29_"><text:soft-page-break/><text:span text:style-name="T68">Modelou-se uma arquitetura em que</text:span><text:span text:style-name="T69"> </text:span><text:span text:style-name="T68">os módulos </text:span><text:span text:style-name="T69">do sistema são formados por</text:span><text:span text:style-name="T68"> </text:span><text:span text:style-name="T69">outros módulos menores. Normalmente, cada módulo do software está formado por outros três módulos, são eles, m</text:span><text:span text:style-name="T70">ó</text:span><text:span text:style-name="T69">dulo de Visão, que é responsável por conter as telas de interação com o usuário, o módulo API, que contém </text:span><text:span text:style-name="T71">funcionalidades </text:span><text:span text:style-name="T72">e</text:span><text:span text:style-name="T69"> interfaces </text:span><text:span text:style-name="T71">e</text:span><text:span text:style-name="T69">, </text:span><text:span text:style-name="T71">que </text:span><text:span text:style-name="T73">são </text:span><text:span text:style-name="T71">compartilhad</text:span><text:span text:style-name="T73">a</text:span><text:span text:style-name="T71">s e </text:span><text:span text:style-name="T69">expost</text:span><text:span text:style-name="T74">a</text:span><text:span text:style-name="T69">s </text:span><text:span text:style-name="T71">como</text:span><text:span text:style-name="T69"> serviços, </text:span><text:span text:style-name="T72">respectivamente. E</text:span><text:span text:style-name="T69"> por fim o módulo Core, que contém a implementação </text:span><text:span text:style-name="T75">das interfaces do módulo API</text:span><text:span text:style-name="T69"> e </text:span><text:span text:style-name="T75">a</text:span><text:span text:style-name="T69"> lógica de negócio </text:span><text:span text:style-name="T75">da aplicação.</text:span></text:p>
      <text:p text:style-name="Corpo_20_do_20_texto_3a__20_texto_20__28_geral_29_"><text:span text:style-name="T76">Com os módulos</text:span><text:span text:style-name="T70"> dispostos dessa maneira, o único módulo que gera dependência para outros módulos é o módulo API, sendo assim o módulo de Visão e Core podem ser desinstalados, parados e atualizados sem comprometer o restante do software. </text:span><text:span text:style-name="T71">Define-se então, que o módulo API é a base principal para os módulos de Visão e Core, </text:span><text:span text:style-name="T77">d</text:span><text:span text:style-name="T78">esta maneira, o mesmo não</text:span><text:span text:style-name="T71"> deve ser desinstalado </text:span><text:span text:style-name="T77">do sistema.</text:span></text:p>
      <text:p text:style-name="Corpo_20_do_20_texto_3a__20_texto_20__28_geral_29_">Essa arquitetura pode ser entendida melhor de acordo com a figura xxx que demonstra a estrutura definida para os módulos.</text:p>
      <text:p text:style-name="P2"/>
      <text:p text:style-name="P40"><text:span text:style-name="T100">***Colocar uma figura da estrutura </text:span><text:span text:style-name="T101">padrão</text:span><text:span text:style-name="T100"> de um módulo***</text:span></text:p>
      <text:p text:style-name="P2"/>
      <text:p text:style-name="Corpo_20_do_20_texto_3a__20_texto_20__28_geral_29_">Essa arquitetura dos módulos foi desenvolvida com base nos estudos, práticas pesquisadas, e <text:span text:style-name="T125">de acordo com</text:span> necessidade da aplicação. Porém isso pode mudar dependendo da aplicação que se deseja desenvolver.</text:p>
      <text:p text:style-name="P96">A figura yyy demonstra como foi definida a arquitetura completa de todos os módulos que compõem o software desenvolvido.</text:p>
      <text:p text:style-name="P2"/>
      <text:p text:style-name="P40"><text:span text:style-name="T100">***Colocar uma figura da </text:span><text:span text:style-name="T102">arquitetura de todos os módulos</text:span><text:span text:style-name="T100">***</text:span></text:p>
      <text:p text:style-name="P2"/>
      <text:p text:style-name="P97">Através da modelagem dessa arquitetura, foi possível desenvolver um software em que os módulos não dependam diretamente da implementação de outros módulos. Isso se fez devido a criação de interfaces bem definidas que estão nos módulos APIs. Resultando em um software desacoplado e também de alta coesão devido a cada módulo ter sua responsabilidade bem definida.</text:p>
      <text:p text:style-name="P13"/>
      <text:p text:style-name="P13"/>
      <text:list xml:id="list13107837008834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5" text:outline-level="3"><text:bookmark-start text:name="__RefHeading__3479_1560118940"/>Desenvolvimento<text:bookmark-end text:name="__RefHeading__3479_1560118940"/></text:h>
                </text:list-item>
              </text:list>
            </text:list-item>
          </text:list>
        </text:list-item>
      </text:list>
      <text:p text:style-name="P23"><text:soft-page-break/></text:p>
      <text:p text:style-name="P23"/>
      <text:p text:style-name="Corpo_20_do_20_texto_3a__20_texto_20__28_geral_29_"><text:span text:style-name="T126">O </text:span><text:span text:style-name="T8">software</text:span><text:span text:style-name="T126"> desenvolvido está separado por duas partes que possuem responsabilidades específicas, o </text:span><text:span text:style-name="T22">back-end</text:span><text:span text:style-name="T126"> e </text:span><text:span text:style-name="T22">front-end</text:span><text:span text:style-name="T50">.</text:span><text:span text:style-name="T126"> Os módulos foram divididos de forma que estas partes fiquem bem definidas. O </text:span><text:span text:style-name="T22">back-end</text:span><text:span text:style-name="T126"> é composto pelos módulos que contém regras de negócio, recursos e serviços. Enquanto o </text:span><text:span text:style-name="T22">front-end</text:span><text:span text:style-name="T126"> é responsável por realizar uma interface entre o sistema e o usuário consumindo as funcionalidades do </text:span><text:span text:style-name="T22">back-end</text:span><text:span text:style-name="T50">.</text:span></text:p>
      <text:p text:style-name="P2"/>
      <text:p text:style-name="P2"/>
      <text:list xml:id="list13106927809562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Corpo_20_do_20_texto_3a__20_subtítulos_20_3" text:outline-level="4"><text:bookmark-start text:name="__RefHeading__3481_1560118940"/><text:s/><text:span text:style-name="T15">Back-end</text:span><text:bookmark-end text:name="__RefHeading__3481_1560118940"/></text:h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39"><text:span text:style-name="T55">Basicamente cada módulo do sistema é composto por três módulos, o módulo de Visão, API e Core. No módulo de visão, estão os recursos </text:span><text:span text:style-name="T29">RESTful</text:span><text:span text:style-name="T55"> e controle de fluxo, no módulo API estão definidos as interfaces que são expostas como serviços e funcionalidades, ambas estão disponíveis para qualquer outro módulo. E por fim, no módulo Core está a implementação das interfaces, assim como toda lógica de negócio e controle da aplicação. Todos esses fatores compõem a parte denominada </text:span><text:span text:style-name="T23">back-end</text:span><text:span text:style-name="T55"> da aplicação.</text:span></text:p>
      <text:p text:style-name="P25"/>
      <text:p text:style-name="P25"/>
      <text:list xml:id="list13107794061224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2" text:outline-level="4"><text:bookmark-start text:name="__RefHeading__3483_1560118940"/><text:s/><text:span text:style-name="T3">Front-end</text:span><text:bookmark-end text:name="__RefHeading__3483_1560118940"/></text:h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Corpo_20_do_20_texto_3a__20_texto_20__28_geral_29_"><text:span text:style-name="T127">O </text:span><text:span text:style-name="T24">front-end</text:span><text:span text:style-name="T127"> da aplicação é composto pelas telas que realizam a interface entre o sistema e o usuário. As mesmas foram desenvolvidas utilizando as tecnologias HTML, CSS e JavaScript. Essa parte do sistema está disposta nos módulos de Visão que são projetos do tipo </text:span><text:span text:style-name="T9">Web </text:span><text:span text:style-name="T24">Application</text:span><text:span text:style-name="T51">.</text:span></text:p>
      <text:p text:style-name="P99"/>
      <text:p text:style-name="P13"/>
      <text:list xml:id="list13106960227281" text:continue-numbering="true" text:style-name="TCC_20_Univás_3a__20_númeração_20_títulos_20_e_20_subtítulos">
        <text:list-item>
          <text:list>
            <text:list-item>
              <text:h text:style-name="P90" text:outline-level="2"><text:bookmark-start text:name="__RefHeading__7379_1902537627"/>Orçamento<text:bookmark-end text:name="__RefHeading__7379_1902537627"/></text:h>
            </text:list-item>
          </text:list>
        </text:list-item>
      </text:list>
      <text:p text:style-name="P15"/>
      <text:p text:style-name="P15"/>
      <text:p text:style-name="P36"><text:soft-page-break/>A Tabela 1 demonstra o planejamento dos gastos com o projet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26"><text:span text:style-name="Fonte_20_parág._20_padrão"><text:span text:style-name="T85">ORÇAMENTO DETALHADO DO PROJET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7"><text:span text:style-name="Fonte_20_parág._20_padrão"><text:span text:style-name="T85">1. RECURSOS MATERI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7"><text:span text:style-name="Fonte_20_parág._20_padrão"><text:span text:style-name="T85">1.1 Material Permanente: (equipamentos, livros, máquina fotográfica e gravadores, </text:span></text:span><text:span text:style-name="Fonte_20_parág._20_padrão"><text:span text:style-name="T86">softwares</text:span></text:span><text:span text:style-name="Fonte_20_parág._20_padrão"><text:span text:style-name="T85">, equipamentos de informátic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8"><text:span text:style-name="Fonte_20_parág._20_padrão"><text:span text:style-name="T87">Descrição do Material</text:span></text:span></text:p>
          </table:table-cell>
          <table:covered-table-cell/>
          <table:table-cell table:style-name="Table1.A4" office:value-type="string">
            <text:p text:style-name="P28"><text:span text:style-name="Fonte_20_parág._20_padrão"><text:span text:style-name="T87">Quantidade</text:span></text:span></text:p>
          </table:table-cell>
          <table:table-cell table:style-name="Table1.A4" office:value-type="string">
            <text:p text:style-name="P28"><text:span text:style-name="Fonte_20_parág._20_padrão"><text:span text:style-name="T87">Valor (unidade – em reais)</text:span></text:span></text:p>
          </table:table-cell>
          <table:table-cell table:style-name="Table1.A1" office:value-type="string">
            <text:p text:style-name="P28"><text:span text:style-name="Fonte_20_parág._20_padrão"><text:span text:style-name="T87">Total R$</text:span></text:span></text:p>
          </table:table-cell>
        </table:table-row>
        <table:table-row table:style-name="Table1.4">
          <table:table-cell table:style-name="Table1.A5" table:number-columns-spanned="2" office:value-type="string">
            <text:p text:style-name="P29">Livros</text:p>
          </table:table-cell>
          <table:covered-table-cell/>
          <table:table-cell table:style-name="Table1.C5" office:value-type="string">
            <text:p text:style-name="P29">1</text:p>
          </table:table-cell>
          <table:table-cell table:style-name="Table1.D5" office:value-type="string">
            <text:p text:style-name="P29">52,11</text:p>
          </table:table-cell>
          <table:table-cell table:style-name="Table1.E5" office:value-type="string">
            <text:p text:style-name="P29">52,11</text:p>
          </table:table-cell>
        </table:table-row>
        <table:table-row table:style-name="Table1.4">
          <table:table-cell table:style-name="Table1.A6" table:number-columns-spanned="2" office:value-type="string">
            <text:p text:style-name="P28"><text:span text:style-name="Fonte_20_parág._20_padrão"><text:span text:style-name="T85">Subtotal</text:span></text:span></text:p>
          </table:table-cell>
          <table:covered-table-cell/>
          <table:table-cell table:style-name="Table1.C6" office:value-type="string">
            <text:p text:style-name="P29"/>
          </table:table-cell>
          <table:table-cell table:style-name="Table1.D6" office:value-type="string">
            <text:p text:style-name="P29"/>
          </table:table-cell>
          <table:table-cell table:style-name="Table1.E6" office:value-type="string">
            <text:p text:style-name="P29">52,11</text:p>
          </table:table-cell>
        </table:table-row>
        <table:table-row table:style-name="Table1.2">
          <table:table-cell table:style-name="Table1.A2" table:number-columns-spanned="5" office:value-type="string">
            <text:p text:style-name="P27"><text:span text:style-name="Fonte_20_parág._20_padrão"><text:span text:style-name="T85">1.2 Material de Consumo: (Papéis necessários para impressões, cartuchos de tinta para impressora, pastas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8"><text:span text:style-name="Fonte_20_parág._20_padrão"><text:span text:style-name="T87">Descrição do Material</text:span></text:span></text:p>
          </table:table-cell>
          <table:covered-table-cell/>
          <table:table-cell table:style-name="Table1.A4" office:value-type="string">
            <text:p text:style-name="P28"><text:span text:style-name="Fonte_20_parág._20_padrão"><text:span text:style-name="T87">Quantidade</text:span></text:span></text:p>
          </table:table-cell>
          <table:table-cell table:style-name="Table1.A4" office:value-type="string">
            <text:p text:style-name="P28"><text:span text:style-name="Fonte_20_parág._20_padrão"><text:span text:style-name="T87">Valor (unidade – em reais)</text:span></text:span></text:p>
          </table:table-cell>
          <table:table-cell table:style-name="Table1.A1" office:value-type="string">
            <text:p text:style-name="P28"><text:span text:style-name="Fonte_20_parág._20_padrão"><text:span text:style-name="T87">Total R$</text:span></text:span></text:p>
          </table:table-cell>
        </table:table-row>
        <table:table-row table:style-name="Table1.4">
          <table:table-cell table:style-name="Table1.A9" table:number-columns-spanned="2" office:value-type="string">
            <text:p text:style-name="P29">Material de papelaria</text:p>
          </table:table-cell>
          <table:covered-table-cell/>
          <table:table-cell table:style-name="Table1.C9" office:value-type="string">
            <text:p text:style-name="P31">200</text:p>
          </table:table-cell>
          <table:table-cell table:style-name="Table1.D9" office:value-type="string">
            <text:p text:style-name="P31">0,10</text:p>
          </table:table-cell>
          <table:table-cell table:style-name="Table1.E9" office:value-type="string">
            <text:p text:style-name="P29">20,00</text:p>
          </table:table-cell>
        </table:table-row>
        <table:table-row table:style-name="Table1.4">
          <table:table-cell table:style-name="Table1.A10" table:number-columns-spanned="2" office:value-type="string">
            <text:p text:style-name="P28"><text:span text:style-name="Fonte_20_parág._20_padrão"><text:span text:style-name="T85">Subtotal</text:span></text:span></text:p>
          </table:table-cell>
          <table:covered-table-cell/>
          <table:table-cell table:style-name="Table1.C10" office:value-type="string">
            <text:p text:style-name="P29"/>
          </table:table-cell>
          <table:table-cell table:style-name="Table1.D10" office:value-type="string">
            <text:p text:style-name="P29"/>
          </table:table-cell>
          <table:table-cell table:style-name="Table1.E10" office:value-type="string">
            <text:p text:style-name="P29">20,00</text:p>
          </table:table-cell>
        </table:table-row>
        <table:table-row table:style-name="Table1.2">
          <table:table-cell table:style-name="Table1.A2" table:number-columns-spanned="5" office:value-type="string">
            <text:p text:style-name="TCC_20_Univás"><text:span text:style-name="Fonte_20_parág._20_padrão"><text:span text:style-name="T85">2. SERVIÇOS: (cópias, encadernações, impressos gráficos, despesas de locomoção e estadi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8"><text:span text:style-name="Fonte_20_parág._20_padrão"><text:span text:style-name="T85">Descrição do Material</text:span></text:span></text:p>
          </table:table-cell>
          <table:covered-table-cell/>
          <table:table-cell table:style-name="Table1.A4" office:value-type="string">
            <text:p text:style-name="P28"><text:span text:style-name="Fonte_20_parág._20_padrão"><text:span text:style-name="T85">Quantidade</text:span></text:span></text:p>
          </table:table-cell>
          <table:table-cell table:style-name="Table1.A4" office:value-type="string">
            <text:p text:style-name="P28"><text:span text:style-name="Fonte_20_parág._20_padrão"><text:span text:style-name="T85">Valor (unidade – em reais)</text:span></text:span></text:p>
          </table:table-cell>
          <table:table-cell table:style-name="Table1.A1" office:value-type="string">
            <text:p text:style-name="P28"><text:span text:style-name="Fonte_20_parág._20_padrão"><text:span text:style-name="T85">Total R$</text:span></text:span></text:p>
          </table:table-cell>
        </table:table-row>
        <table:table-row table:style-name="Table1.4">
          <table:table-cell table:style-name="Table1.A13" table:number-columns-spanned="2" office:value-type="string">
            <text:p text:style-name="P28"><text:span text:style-name="Fonte_20_parág._20_padrão"><text:span text:style-name="T85">Capa dura</text:span></text:span></text:p>
          </table:table-cell>
          <table:covered-table-cell/>
          <table:table-cell table:style-name="Table1.C13" office:value-type="string">
            <text:p text:style-name="P29">2</text:p>
          </table:table-cell>
          <table:table-cell table:style-name="Table1.D13" office:value-type="string">
            <text:p text:style-name="P29">50,00</text:p>
          </table:table-cell>
          <table:table-cell table:style-name="Table1.E13" office:value-type="string">
            <text:p text:style-name="P29">100,00</text:p>
          </table:table-cell>
        </table:table-row>
        <table:table-row table:style-name="Table1.4">
          <table:table-cell table:style-name="Table1.A14" table:number-columns-spanned="2" office:value-type="string">
            <text:p text:style-name="P29">Cópias</text:p>
          </table:table-cell>
          <table:covered-table-cell/>
          <table:table-cell table:style-name="Table1.C14" office:value-type="string">
            <text:p text:style-name="P29">50</text:p>
          </table:table-cell>
          <table:table-cell table:style-name="Table1.D14" office:value-type="string">
            <text:p text:style-name="P29">0,10</text:p>
          </table:table-cell>
          <table:table-cell table:style-name="Table1.E14" office:value-type="string">
            <text:p text:style-name="P29">5,00</text:p>
          </table:table-cell>
        </table:table-row>
        <table:table-row table:style-name="Table1.4">
          <table:table-cell table:style-name="Table1.A15" table:number-columns-spanned="2" office:value-type="string">
            <text:p text:style-name="P29">Locomoção</text:p>
          </table:table-cell>
          <table:covered-table-cell/>
          <table:table-cell table:style-name="Table1.C15" office:value-type="string">
            <text:p text:style-name="P29">100</text:p>
          </table:table-cell>
          <table:table-cell table:style-name="Table1.D15" office:value-type="string">
            <text:p text:style-name="P29">2,75</text:p>
          </table:table-cell>
          <table:table-cell table:style-name="Table1.E15" office:value-type="string">
            <text:p text:style-name="P29">275,00</text:p>
          </table:table-cell>
        </table:table-row>
        <table:table-row table:style-name="Table1.4">
          <table:table-cell table:style-name="Table1.A16" table:number-columns-spanned="2" office:value-type="string">
            <text:p text:style-name="P29">Impressões</text:p>
          </table:table-cell>
          <table:covered-table-cell/>
          <table:table-cell table:style-name="Table1.C16" office:value-type="string">
            <text:p text:style-name="P29">500</text:p>
          </table:table-cell>
          <table:table-cell table:style-name="Table1.D16" office:value-type="string">
            <text:p text:style-name="P29">0,10</text:p>
          </table:table-cell>
          <table:table-cell table:style-name="Table1.E16" office:value-type="string">
            <text:p text:style-name="P29">50,00</text:p>
          </table:table-cell>
        </table:table-row>
        <table:table-row table:style-name="Table1.4">
          <table:table-cell table:style-name="Table1.A17" table:number-columns-spanned="2" office:value-type="string">
            <text:p text:style-name="P28"><text:span text:style-name="Fonte_20_parág._20_padrão"><text:span text:style-name="T85">Subtotal</text:span></text:span></text:p>
          </table:table-cell>
          <table:covered-table-cell/>
          <table:table-cell table:style-name="Table1.C17" office:value-type="string">
            <text:p text:style-name="P29"/>
          </table:table-cell>
          <table:table-cell table:style-name="Table1.D17" office:value-type="string">
            <text:p text:style-name="P29"/>
          </table:table-cell>
          <table:table-cell table:style-name="Table1.E17" office:value-type="string">
            <text:p text:style-name="P29">430,00</text:p>
          </table:table-cell>
        </table:table-row>
        <table:table-row table:style-name="Table1.4">
          <table:table-cell table:style-name="Table1.A2" table:number-columns-spanned="5" office:value-type="string">
            <text:p text:style-name="P68">2.1 Serviços de equipamentos: (Aluguel de servidores <text:span text:style-name="T3">web </text:span><text:span text:style-name="T52">para hospedagem do sistema e compra de domínio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office:value-type="string">
            <text:p text:style-name="P28"><text:span text:style-name="Fonte_20_parág._20_padrão"><text:span text:style-name="T87">Descrição do Material</text:span></text:span></text:p>
          </table:table-cell>
          <table:table-cell table:style-name="Table1.A19" table:number-columns-spanned="2" office:value-type="string">
            <text:p text:style-name="P28"><text:span text:style-name="Fonte_20_parág._20_padrão"><text:span text:style-name="T87">Quantidade</text:span></text:span></text:p>
          </table:table-cell>
          <table:covered-table-cell/>
          <table:table-cell table:style-name="Table1.A19" office:value-type="string">
            <text:p text:style-name="P28"><text:span text:style-name="Fonte_20_parág._20_padrão"><text:span text:style-name="T87">Valor (unidade – em reais)</text:span></text:span></text:p>
          </table:table-cell>
          <table:table-cell table:style-name="Table1.E19" office:value-type="string">
            <text:p text:style-name="P28"><text:span text:style-name="Fonte_20_parág._20_padrão"><text:span text:style-name="T87">Total R$</text:span></text:span></text:p>
          </table:table-cell>
        </table:table-row>
        <table:table-row table:style-name="Table1.4">
          <table:table-cell table:style-name="Table1.A20" office:value-type="string">
            <text:p text:style-name="P31">Servidor de hospedagem</text:p>
          </table:table-cell>
          <table:table-cell table:style-name="Table1.A20" table:number-columns-spanned="2" office:value-type="string">
            <text:p text:style-name="P31">1</text:p>
          </table:table-cell>
          <table:covered-table-cell/>
          <table:table-cell table:style-name="Table1.A20" office:value-type="string">
            <text:p text:style-name="P31">140,00</text:p>
          </table:table-cell>
          <table:table-cell table:style-name="Table1.E20" office:value-type="string">
            <text:p text:style-name="P31">140,00</text:p>
          </table:table-cell>
        </table:table-row>
        <table:table-row table:style-name="Table1.4">
          <table:table-cell table:style-name="Table1.A20" office:value-type="string">
            <text:p text:style-name="P31">Compra de domínio</text:p>
          </table:table-cell>
          <table:table-cell table:style-name="Table1.A20" table:number-columns-spanned="2" office:value-type="string">
            <text:p text:style-name="P31">1</text:p>
          </table:table-cell>
          <table:covered-table-cell/>
          <table:table-cell table:style-name="Table1.A20" office:value-type="string">
            <text:p text:style-name="P31">30,00</text:p>
          </table:table-cell>
          <table:table-cell table:style-name="Table1.E20" office:value-type="string">
            <text:p text:style-name="P31">30,00</text:p>
          </table:table-cell>
        </table:table-row>
        <table:table-row table:style-name="Table1.4">
          <table:table-cell table:style-name="Table1.A20" office:value-type="string">
            <text:p text:style-name="P28"><text:span text:style-name="Fonte_20_parág._20_padrão"><text:span text:style-name="T85">Subtotal</text:span></text:span></text:p>
          </table:table-cell>
          <table:table-cell table:style-name="Table1.A20" table:number-columns-spanned="2" office:value-type="string">
            <text:p text:style-name="P29"/>
          </table:table-cell>
          <table:covered-table-cell/>
          <table:table-cell table:style-name="Table1.A20" office:value-type="string">
            <text:p text:style-name="P29"/>
          </table:table-cell>
          <table:table-cell table:style-name="Table1.E20" office:value-type="string">
            <text:p text:style-name="P29"><text:span text:style-name="T97">17</text:span>0,00</text:p>
          </table:table-cell>
        </table:table-row>
        <table:table-row table:style-name="Table1.4">
          <table:table-cell table:style-name="Table1.A23" table:number-columns-spanned="5" office:value-type="string">
            <text:p text:style-name="P27"><text:span text:style-name="Fonte_20_parág._20_padrão"><text:span text:style-name="T85">3. RESERVA TÉCNICA/ Despesas Operacionais </text:span></text:span><text:span text:style-name="T85">(10% no total do dispêndio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4" table:number-columns-spanned="2" office:value-type="string">
            <text:p text:style-name="P29">Reserva</text:p>
          </table:table-cell>
          <table:covered-table-cell/>
          <table:table-cell table:style-name="Table1.C24" office:value-type="string">
            <text:p text:style-name="P29">1</text:p>
          </table:table-cell>
          <table:table-cell table:style-name="Table1.D24" office:value-type="string">
            <text:p text:style-name="P29">5<text:span text:style-name="T97">1,71</text:span></text:p>
          </table:table-cell>
          <table:table-cell table:style-name="Table1.E24" office:value-type="string">
            <text:p text:style-name="P29">5<text:span text:style-name="T97">1,71</text:span></text:p>
          </table:table-cell>
        </table:table-row>
        <table:table-row table:style-name="Table1.4">
          <table:table-cell table:style-name="Table1.A25" table:number-columns-spanned="2" office:value-type="string">
            <text:p text:style-name="P28"><text:span text:style-name="Fonte_20_parág._20_padrão"><text:span text:style-name="T85">Subtotal</text:span></text:span></text:p>
          </table:table-cell>
          <table:covered-table-cell/>
          <table:table-cell table:style-name="Table1.C25" office:value-type="string">
            <text:p text:style-name="P29"/>
          </table:table-cell>
          <table:table-cell table:style-name="Table1.D25" office:value-type="string">
            <text:p text:style-name="P29"/>
          </table:table-cell>
          <table:table-cell table:style-name="Table1.E25" office:value-type="string">
            <text:p text:style-name="P29">5<text:span text:style-name="T97">1,71</text:span></text:p>
          </table:table-cell>
        </table:table-row>
        <table:table-row table:style-name="Table1.4">
          <table:table-cell table:style-name="Table1.A26" table:number-rows-spanned="2" table:number-columns-spanned="2" office:value-type="string">
            <text:p text:style-name="P29">TOTAL</text:p>
          </table:table-cell>
          <table:covered-table-cell/>
          <table:table-cell table:style-name="Table1.C26" office:value-type="string">
            <text:p text:style-name="P29">Valor previsto R$</text:p>
          </table:table-cell>
          <table:table-cell table:style-name="Table1.D26" office:value-type="string">
            <text:p text:style-name="P29">Reserva de gastos</text:p>
          </table:table-cell>
          <table:table-cell table:style-name="Table1.E26" office:value-type="string">
            <text:p text:style-name="P29">Total</text:p>
          </table:table-cell>
        </table:table-row>
        <table:table-row table:style-name="Table1.27">
          <table:covered-table-cell/>
          <table:covered-table-cell/>
          <table:table-cell table:style-name="Table1.C27" office:value-type="string">
            <text:p text:style-name="P30">5<text:span text:style-name="T97">17,11</text:span></text:p>
          </table:table-cell>
          <table:table-cell table:style-name="Table1.D27" office:value-type="string">
            <text:p text:style-name="P30">5<text:span text:style-name="T97">1</text:span>,<text:span text:style-name="T97">71</text:span></text:p>
          </table:table-cell>
          <table:table-cell table:style-name="Table1.E27" office:value-type="string">
            <text:p text:style-name="P31">568,82</text:p>
          </table:table-cell>
        </table:table-row>
      </table:table>
      <text:p text:style-name="Legenda_20_de_20_figuras_2f_tabelas">Tabela <text:sequence text:ref-name="refTable0" text:name="Table" text:formula="ooow:Table+1" style:num-format="1">1</text:sequence> - Orçamento do projeto</text:p>
      <text:p text:style-name="P37"><text:soft-page-break/>Após a análise dos objetivos do projeto, foi visto que serão necessários livros para estudo, passagens de ônibus para reuniões, incluso também gastos com material de papelaria, impressões, xerox e encadernações, para assim possibilitar um melhor projeto de pesquisa.</text:p>
      <text:p text:style-name="P16"/>
      <text:p text:style-name="P16"/>
      <text:list xml:id="list13107153684111" text:continue-numbering="true" text:style-name="TCC_20_Univás_3a__20_númeração_20_títulos_20_e_20_subtítulos">
        <text:list-item>
          <text:list>
            <text:list-item>
              <text:h text:style-name="P91" text:outline-level="2"><text:bookmark-start text:name="__RefHeading__7381_1902537627"/>Cronograma<text:bookmark-end text:name="__RefHeading__7381_1902537627"/></text:h>
            </text:list-item>
          </text:list>
        </text:list-item>
      </text:list>
      <text:p text:style-name="P17"/>
      <text:p text:style-name="P17"/>
      <text:p text:style-name="P34">Os cronogramas demonstrados na Tabela 2 e 3 mostram como serão realizadas as etapas do desenvolvimento da pesquisa.</text:p>
      <text:p text:style-name="P18"/>
      <text:p text:style-name="P18"/>
      <text:list xml:id="list13106076406205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6" text:outline-level="3"><text:bookmark-start text:name="__RefHeading__7383_1902537627"/>Primeiro Semestre de 2015<text:bookmark-end text:name="__RefHeading__7383_1902537627"/></text:h>
                </text:list-item>
              </text:list>
            </text:list-item>
          </text:list>
        </text:list-item>
      </text:list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33"><draw:connector text:anchor-type="paragraph" draw:z-index="0" draw:name="Conector de seta reta 1" draw:style-name="gr1" draw:type="line" svg:x1="-0.0453in" svg:y1="0.002in" svg:x2="1.5929in" svg:y2="0.4799in" svg:d="M-116 5l4162 1214" svg:viewBox="0 0 4165 1215"><text:p/></draw:connector>Mês</text:p>
            <text:p text:style-name="P51"/>
            <text:p text:style-name="P51">Tarefas</text:p>
          </table:table-cell>
          <table:table-cell table:style-name="Table2.B1" office:value-type="string">
            <text:p text:style-name="P54">DEZ</text:p>
          </table:table-cell>
          <table:table-cell table:style-name="Table2.B1" office:value-type="string">
            <text:p text:style-name="P54">JAN</text:p>
          </table:table-cell>
          <table:table-cell table:style-name="Table2.B1" office:value-type="string">
            <text:p text:style-name="P54">FEV</text:p>
          </table:table-cell>
          <table:table-cell table:style-name="Table2.B1" office:value-type="string">
            <text:p text:style-name="P54">MAR</text:p>
          </table:table-cell>
          <table:table-cell table:style-name="Table2.B1" office:value-type="string">
            <text:p text:style-name="P54">ABR</text:p>
          </table:table-cell>
          <table:table-cell table:style-name="Table2.B1" office:value-type="string">
            <text:p text:style-name="P54">MAI</text:p>
          </table:table-cell>
        </table:table-row>
        <table:table-row table:style-name="Table2.1">
          <table:table-cell table:style-name="Table2.A2" office:value-type="string">
            <text:p text:style-name="P56">Orientação do Pré-projeto</text:p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Pesquisas dos itens do pré – 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a Introdução, Objetivos e Justificativ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63">Estudo da tecnologia OSGi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3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2" office:value-type="string">
            <text:p text:style-name="P56">Orient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ext:soft-page-break/>
        <table:table-row table:style-name="Table2.1">
          <table:table-cell table:style-name="Table2.A1" office:value-type="string">
            <text:p text:style-name="P56">Entrega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66"><text:span text:style-name="Fonte_20_parág._20_padrão"><text:span text:style-name="T84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6"><text:span text:style-name="Fonte_20_parág._20_padrão"><text:span text:style-name="T83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6"><text:span text:style-name="Fonte_20_parág._20_padrão"><text:span text:style-name="T83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Revisão do projeto para entreg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s projetos para qualificaçã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Bancas de qualificação de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Orientações finais dos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</table:table>
      <text:p text:style-name="Legenda_20_de_20_figuras_2f_tabelas">Tabela <text:sequence text:ref-name="refTable1" text:name="Table" text:formula="ooow:Table+1" style:num-format="1">2</text:sequence> - Cronograma do Primeiro Semestre de 2015</text:p>
      <text:p text:style-name="P2"/>
      <text:p text:style-name="P2"/>
      <text:list xml:id="list13106937400771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7" text:outline-level="3"><text:bookmark-start text:name="__RefHeading__7385_1902537627"/>Segundo Semestre de 2015<text:bookmark-end text:name="__RefHeading__7385_1902537627"/></text:h>
                </text:list-item>
              </text:list>
            </text:list-item>
          </text:list>
        </text:list-item>
      </text:list>
      <text:p text:style-name="P20"/>
      <text:p text:style-name="P20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32">Mês</text:p>
            <text:p text:style-name="P50"/>
            <text:p text:style-name="P52">Tarefas</text:p>
          </table:table-cell>
          <table:table-cell table:style-name="Tabela1.B1" office:value-type="string">
            <text:p text:style-name="P53">JUN</text:p>
          </table:table-cell>
          <table:table-cell table:style-name="Tabela1.A1" office:value-type="string">
            <text:p text:style-name="P50">J<text:span text:style-name="T88">UL</text:span></text:p>
          </table:table-cell>
          <table:table-cell table:style-name="Tabela1.A1" office:value-type="string">
            <text:p text:style-name="P53">AGO</text:p>
          </table:table-cell>
          <table:table-cell table:style-name="Tabela1.A1" office:value-type="string">
            <text:p text:style-name="P53">SET</text:p>
          </table:table-cell>
          <table:table-cell table:style-name="Tabela1.A1" office:value-type="string">
            <text:p text:style-name="P53">OUT</text:p>
          </table:table-cell>
          <table:table-cell table:style-name="Tabela1.A1" office:value-type="string">
            <text:p text:style-name="P53">NOV</text:p>
          </table:table-cell>
          <table:table-cell table:style-name="Tabela1.A1" office:value-type="string">
            <text:p text:style-name="P53">DEZ</text:p>
          </table:table-cell>
        </table:table-row>
        <table:table-row table:style-name="Tabela1.2">
          <table:table-cell table:style-name="Tabela1.A2" office:value-type="string">
            <text:p text:style-name="P57"><text:span text:style-name="T91">D</text:span>esenvolvimento de protótipos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Estudo d<text:span text:style-name="T89">e</text:span> <text:span text:style-name="T19">frameworks</text:span><text:span text:style-name="T28"> e </text:span><text:span text:style-name="T13">ferramentas</text:span>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Desenvolvimento do <text:span text:style-name="T3">software</text:span> modularizado</text:p>
          </table:table-cell>
          <table:table-cell table:style-name="Tabela1.B2" office:value-type="string">
            <text:p text:style-name="P57"/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8">Atualização da pesquisa</text:p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0">Análise e discussão de resultados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5">Pré-ban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/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Redação final do TCC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Defesa públi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Acertos finais para capa dur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</table:table-row>
        <table:table-row table:style-name="Tabela1.2">
          <table:table-cell table:style-name="Tabela1.A2" office:value-type="string">
            <text:p text:style-name="P61">Entrega <text:span text:style-name="T90">da capa dura</text:span>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0">X</text:p>
          </table:table-cell>
        </table:table-row>
      </table:table>
      <text:p text:style-name="Legenda_20_de_20_figuras_2f_tabelas">Tabela <text:sequence text:ref-name="refTable2" text:name="Table" text:formula="ooow:Table+1" style:num-format="1">3</text:sequence> - Cronograma do Segundo Semestre de 2015</text:p>
      <text:p text:style-name="P2"/>
      <text:p text:style-name="P2"/>
      <text:p text:style-name="P35"><text:soft-page-break/>Estas etapas <text:span text:style-name="T96">foram e </text:span>têm em vista serem seguidas minuciosamente, sabendo que poderão sofrer alterações <text:span text:style-name="T96">de eventos futuros a data de entrega dessa pesquisa</text:span>.</text:p>
      <text:list xml:id="list13106179928536" text:continue-numbering="true" text:style-name="TCC_20_Univás_3a__20_númeração_20_títulos_20_e_20_subtítulos">
        <text:list-header>
          <text:h text:style-name="P85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6"/>
      <text:p text:style-name="Corpo_20_do_20_texto_3a__20_texto_20__28_referência_29_">ANICHE, Maurício. <text:span text:style-name="T36">Test-Driven</text:span><text:span text:style-name="T56"> </text:span><text:span text:style-name="T36">Development</text:span><text:span text:style-name="T56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56">TDD</text:span>. 2014. Disponível em http://<text:span text:style-name="T14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56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45">APACHE. <text:span text:style-name="T56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80">á</text:span>bio. <text:span text:style-name="T56">Dicionário de metodologia:</text:span> um guia para a produção do conhecimento científico. São Paulo: Atlas, 2004.</text:p>
      <text:p text:style-name="Corpo_20_do_20_texto_3a__20_texto_20__28_referência_29_"/>
      <text:p text:style-name="P43"><text:span text:style-name="T92">BORBA, Paulo. </text:span><text:span text:style-name="T58">Aspectos de Modularização</text:span><text:span text:style-name="T64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4">Neil.</text:span> <text:span text:style-name="T56">OSGi In </text:span><text:span text:style-name="T36">Practice</text:span><text:span text:style-name="T14">.</text:span> 2009.</text:p>
      <text:p text:style-name="Corpo_20_do_20_texto_3a__20_texto_20__28_referência_29_"/>
      <text:p text:style-name="Corpo_20_do_20_texto_3a__20_texto_20__28_referência_29_">BAUER, <text:span text:style-name="T14">Christian</text:span>; KING, <text:span text:style-name="T14">Gavin.</text:span> <text:span text:style-name="T36">Hibernate</text:span><text:span text:style-name="T56"> in </text:span><text:span text:style-name="T36">action</text:span><text:span text:style-name="T14">.</text:span> <text:span text:style-name="T14">Greenwich</text:span>: <text:span text:style-name="T14">Manning</text:span> <text:span text:style-name="T14">Publications </text:span><text:span text:style-name="T40">Co.</text:span>, 2005.</text:p>
      <text:p text:style-name="Corpo_20_do_20_texto_3a__20_texto_20__28_referência_29_"/>
      <text:p text:style-name="Corpo_20_do_20_texto_3a__20_texto_20__28_referência_29_"><text:span text:style-name="T30">BOSSCHAERT, </text:span><text:span text:style-name="T31">David. </text:span><text:span text:style-name="T33">OSGi in Depth</text:span><text:span text:style-name="T31">. </text:span><text:span text:style-name="T32">Shelter Island: Manning Publications Co, 2012</text:span></text:p>
      <text:p text:style-name="P42"/>
      <text:p text:style-name="Corpo_20_do_20_texto_3a__20_texto_20__28_referência_29_">CAELUM. <text:span text:style-name="T56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56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56">Programação em Java</text:span>. Santa Catarina: Copyleft <text:span text:style-name="T14">Pearson</text:span> <text:span text:style-name="T14">Education</text:span>, 2008.</text:p>
      <text:p text:style-name="Corpo_20_do_20_texto_3a__20_texto_20__28_referência_29_"/>
      <text:p text:style-name="Corpo_20_do_20_texto_3a__20_texto_20__28_referência_29_">DEITEL, <text:span text:style-name="T14">Harvey</text:span> <text:span text:style-name="T14">Matt</text:span>; DEITEL, Paul John. <text:span text:style-name="T56">Java </text:span><text:span text:style-name="T36">How</text:span><text:span text:style-name="T56"> to </text:span><text:span text:style-name="T36">Program</text:span><text:span text:style-name="T14">.</text:span> 8. ed. Edson <text:span text:style-name="T14">Furmankiewicz.</text:span> São Paulo: <text:span text:style-name="T14">Pearson</text:span> <text:span text:style-name="T14">Prentice</text:span> Hall, 2010.</text:p>
      <text:p text:style-name="Corpo_20_do_20_texto_3a__20_texto_20__28_referência_29_"/>
      <text:p text:style-name="Corpo_20_do_20_texto_3a__20_texto_20__28_referência_29_">DEVMEDIA. <text:span text:style-name="T56">Introdução ao </text:span><text:span text:style-name="T36">Spring</text:span><text:span text:style-name="T56"> </text:span><text:span text:style-name="T36">Framework</text:span><text:span text:style-name="T14">.</text:span> 2015. Disponível em http://www.devmedia.com.br/introducao-ao-spring-framework/26212. Acesso em 10 de março, 2015.</text:p>
      <text:p text:style-name="Corpo_20_do_20_texto_3a__20_texto_20__28_referência_29_"><text:soft-page-break/></text:p>
      <text:p text:style-name="P47">DEVMEDIA. <text:span text:style-name="T56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14">Ala</text:span><text:span text:style-name="T41">n</text:span>; JOHNSON, <text:span text:style-name="T14">Ralph.</text:span> <text:span text:style-name="T62">A </text:span><text:span text:style-name="T39">Framework</text:span><text:span text:style-name="T62"> for </text:span><text:span text:style-name="T39">Run-time</text:span><text:span text:style-name="T62"> </text:span><text:span text:style-name="T39">Systems</text:span><text:span text:style-name="T62"> </text:span><text:span text:style-name="T39">and</text:span><text:span text:style-name="T62"> </text:span><text:span text:style-name="T39">its</text:span><text:span text:style-name="T62"> Visual </text:span><text:span text:style-name="T39">Programming</text:span><text:span text:style-name="T62"> </text:span><text:span text:style-name="T39">Language</text:span><text:span text:style-name="T14">.</text:span> In: <text:span text:style-name="T56">OBJECT-ORIENTED PROGRAMMING SYSTEMS, LANGUAGES, AND APPLICATIONS</text:span>. <text:span text:style-name="T14">San</text:span> <text:span text:style-name="T14">Jose</text:span>, CA, 1996, p. 20-25.</text:p>
      <text:p text:style-name="Corpo_20_do_20_texto_3a__20_texto_20__28_referência_29_"/>
      <text:p text:style-name="Corpo_20_do_20_texto_3a__20_texto_20__28_referência_29_">FERNANDES, Leonardo. <text:span text:style-name="T56">OSGi e os benefícios de uma Arquitetura Modular</text:span>. 37.ed. 2009. p. 27-35.</text:p>
      <text:p text:style-name="Corpo_20_do_20_texto_3a__20_texto_20__28_referência_29_"/>
      <text:p text:style-name="P46">FILHO, Walter dos Santos. <text:span text:style-name="T56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14">Kiev.</text:span><text:span text:style-name="T56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79">GIL, Antônio Carlos. </text:span><text:span text:style-name="T57">Como elaborar projetos de pesquisa</text:span><text:span text:style-name="T79">. São Paulo: Atlas, 2002.</text:span></text:p>
      <text:p text:style-name="Corpo_20_do_20_texto_3a__20_texto_20__28_referência_29_"/>
      <text:p text:style-name="P48">GONCALVES, Antonio. <text:span text:style-name="T36">Beginning</text:span><text:span text:style-name="T56"> Java EE 6 </text:span><text:span text:style-name="T61">Platform</text:span><text:span text:style-name="T56"> </text:span><text:span text:style-name="T36">with</text:span><text:span text:style-name="T56"> GlassFish 3</text:span>. <text:span text:style-name="T95">Nova York: Springer Science+Businnes Media, LCC.</text:span> 2010.</text:p>
      <text:p text:style-name="Corpo_20_do_20_texto_3a__20_texto_20__28_referência_29_"/>
      <text:p text:style-name="Corpo_20_do_20_texto_3a__20_texto_20__28_referência_29_">KIOSKEA. <text:span text:style-name="T56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4">Kirk.</text:span> <text:span text:style-name="T56">Java </text:span><text:span text:style-name="T60">A</text:span><text:span text:style-name="T36">pplication</text:span><text:span text:style-name="T56"> </text:span><text:span text:style-name="T60">A</text:span><text:span text:style-name="T36">rchitecture</text:span><text:span text:style-name="T56">:</text:span> <text:span text:style-name="T94">M</text:span><text:span text:style-name="T14">odularity</text:span> <text:span text:style-name="T94">P</text:span><text:span text:style-name="T14">atterns</text:span> <text:span text:style-name="T14">with</text:span> <text:span text:style-name="T94">E</text:span><text:span text:style-name="T14">xamples</text:span> <text:span text:style-name="T94">U</text:span><text:span text:style-name="T14">sing</text:span> OSGi. <text:span text:style-name="T14">Crawfordsville</text:span>: <text:span text:style-name="T14">Pearson</text:span> <text:span text:style-name="T14">Education</text:span>, 2012.</text:p>
      <text:p text:style-name="Corpo_20_do_20_texto_3a__20_texto_20__28_referência_29_"/>
      <text:p text:style-name="Corpo_20_do_20_texto_3a__20_texto_20__28_referência_29_">LUCENA, Fábio Nogueira de. <text:span text:style-name="T56">Introdução ao </text:span><text:span text:style-name="T36">Equinox</text:span><text:span text:style-name="T14">.</text:span> 2010. Disponível em https://code.google.com/p/exemplos/<text:span text:style-name="T14">wiki</text:span>/<text:span text:style-name="T14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56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56">OSGi Distribuído: </text:span><text:span text:style-name="T39">deployment</text:span><text:span text:style-name="T62"> local e execução remota. Monografia de Seminários de Sistemas Distribuídos. Pontifíc</text:span><text:span text:style-name="T63">i</text:span><text:span text:style-name="T62">a Universidade Católica do Rio de Janeiro, 2008.</text:span></text:p>
      <text:p text:style-name="Corpo_20_do_20_texto_3a__20_texto_20__28_referência_29_"/>
      <text:p text:style-name="Corpo_20_do_20_texto_3a__20_texto_20__28_referência_29_">MAUJOR. <text:span text:style-name="T56">Site sobre CSS e Padrões Web:</text:span> Por que CSS?. 2015. Disponível <text:span text:style-name="T81">em: http</text:span>://www.maujor.com/index.php. Acesso em: 08 de março, 2015.</text:p>
      <text:p text:style-name="Corpo_20_do_20_texto_3a__20_texto_20__28_referência_29_"/>
      <text:p text:style-name="Corpo_20_do_20_texto_3a__20_texto_20__28_referência_29_">MAYWORM, Marcelo. <text:span text:style-name="T56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56">Guia do Programador</text:span>. São Paulo: <text:span text:style-name="T14">Novatec</text:span> Editora, 2008.</text:p>
      <text:p text:style-name="Corpo_20_do_20_texto_3a__20_texto_20__28_referência_29_"/>
      <text:p text:style-name="Corpo_20_do_20_texto_3a__20_texto_20__28_referência_29_"><text:soft-page-break/>Mozilla <text:span text:style-name="T14">Developer</text:span> <text:span text:style-name="T14">Network.</text:span> <text:span text:style-name="T56">CSS</text:span>. 2015. Disponível em: https://developer.mozilla.org/<text:span text:style-name="T14">pt-BR</text:span>/<text:span text:style-name="T14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4">Developer</text:span> <text:span text:style-name="T14">Network.</text:span> <text:span text:style-name="T56">HTML</text:span>. 2014. Disponível em: https://developer.mozilla.org/<text:span text:style-name="T14">pt-BR</text:span>/<text:span text:style-name="T14">docs</text:span>/Web/HTML. Acesso em 07 de março, 2015.</text:p>
      <text:p text:style-name="Corpo_20_do_20_texto_3a__20_texto_20__28_referência_29_"/>
      <text:p text:style-name="Corpo_20_do_20_texto_3a__20_texto_20__28_referência_29_"><text:span text:style-name="T62">Mozilla </text:span><text:span text:style-name="T39">Developer</text:span><text:span text:style-name="T62"> </text:span><text:span text:style-name="T39">Network.</text:span><text:span text:style-name="T62"> </text:span><text:span text:style-name="T56">JavaScript</text:span><text:span text:style-name="T62">. 2015. Disponível em: https://developer.mozilla.org/pt-BR/</text:span><text:span text:style-name="T39">docs</text:span><text:span text:style-name="T62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4">Developer</text:span> <text:span text:style-name="T14">Network.</text:span> <text:span text:style-name="T56">JavaScript </text:span><text:span text:style-name="T36">language</text:span><text:span text:style-name="T56"> </text:span><text:span text:style-name="T36">resources</text:span><text:span text:style-name="T14">.</text:span> 2014. Disponível em https://developer.mozilla.org/en-US/<text:span text:style-name="T14">docs</text:span>/Web/JavaScript/<text:span text:style-name="T14">Language</text:span>_<text:span text:style-name="T14">Resources.</text:span> Acesso em 08 de março, 2015.</text:p>
      <text:p text:style-name="Corpo_20_do_20_texto_3a__20_texto_20__28_referência_29_"/>
      <text:p text:style-name="Corpo_20_do_20_texto_3a__20_texto_20__28_referência_29_">OSGI ALLIANCE. <text:span text:style-name="T56">OSGi</text:span><text:span text:style-name="T62">.</text:span> 2015. Disponível em http://www.osgi.org/Main/<text:span text:style-name="T14">HomePage.</text:span> Acesso em 08 de março, 2015.</text:p>
      <text:p text:style-name="Corpo_20_do_20_texto_3a__20_texto_20__28_referência_29_"/>
      <text:p text:style-name="P49">ORACLE. <text:span text:style-name="T36">Difference</text:span><text:span text:style-name="T56"> </text:span><text:span text:style-name="T36">between</text:span><text:span text:style-name="T56"> GlassFish </text:span><text:span text:style-name="T36">Open</text:span><text:span text:style-name="T56"> </text:span><text:span text:style-name="T36">Source</text:span><text:span text:style-name="T56"> </text:span><text:span text:style-name="T36">and</text:span><text:span text:style-name="T56"> </text:span><text:span text:style-name="T36">Commercial</text:span><text:span text:style-name="T56"> </text:span><text:span text:style-name="T36">Editions</text:span><text:span text:style-name="T14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14">Pivotal</text:span> Software. <text:span text:style-name="T36">Preface</text:span><text:span text:style-name="T14">.</text:span> 2015. Disponível em http://docs.spring.io/osgi/docs/<text:span text:style-name="T14">current</text:span>/<text:span text:style-name="T14">reference</text:span>/<text:span text:style-name="T14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14">Pivotal</text:span> Software. <text:span text:style-name="T36">Spring</text:span><text:span text:style-name="T56"> </text:span><text:span text:style-name="T36">Framework</text:span><text:span text:style-name="T14">.</text:span> 2015. Disponível em http://<text:span text:style-name="T14">projects.spring.io</text:span>/springframework/. Acesso em 10 de março, 2015.</text:p>
      <text:p text:style-name="Corpo_20_do_20_texto_3a__20_texto_20__28_referência_29_"/>
      <text:p text:style-name="Corpo_20_do_20_texto_3a__20_texto_20__28_referência_29_">SILVA, Maurício <text:span text:style-name="T14">Samy.</text:span> <text:span text:style-name="T56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56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56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4">Richard</text:span>; LIZARDO, <text:span text:style-name="T82">Luis</text:span> Eduardo O. <text:span text:style-name="T56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44"><text:span text:style-name="T93">USP. </text:span><text:span text:style-name="T59">Fundamentos do projeto de software</text:span><text:span text:style-name="T93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36">JUnit</text:span><text:span text:style-name="T56"> – </text:span><text:span text:style-name="T36">Framework</text:span><text:span text:style-name="T56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36">About</text:span><text:span text:style-name="T56"> W3C</text:span>. 2015. Disponível em http://www.w3.<text:span text:style-name="T14">org</text:span>/Consortium/. Acesso em 07 de <text:soft-page-break/>março, 2015.</text:p>
      <text:p text:style-name="Corpo_20_do_20_texto_3a__20_texto_20__28_referência_29_"/>
      <text:p text:style-name="Corpo_20_do_20_texto_3a__20_texto_20__28_referência_29_">W3C. <text:span text:style-name="T36">What</text:span><text:span text:style-name="T56"> is CSS?</text:span>. 2015. Disponível em http://www.w3.org/<text:span text:style-name="T1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3.1492in" fo:margin-right="0in" fo:text-indent="0in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in" fo:margin-bottom="0.7083in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in" fo:margin-bottom="0.7083in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1965in" fo:margin-right="0in" fo:line-height="150%" fo:text-indent="0in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in" fo:margin-right="0in" fo:line-height="150%" fo:text-indent="0in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in" fo:margin-right="0in" fo:line-height="150%" fo:text-indent="0in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in" fo:margin-right="0in" fo:line-height="150%" fo:text-align="justify" style:justify-single-word="false" fo:text-indent="0.4925in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2362in" fo:margin-right="0in" fo:text-indent="-0.2362in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0.4in" fo:margin-right="0in" fo:line-height="150%" fo:text-indent="0in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in" fo:margin-bottom="0in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0.6in" fo:margin-right="0in" fo:line-height="150%" fo:text-indent="0in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7874in" fo:margin-left="1.1811in" fo:margin-right="0.7874in" fo:background-color="transparent" style:register-truth-ref-style-name="Rodapé_3a__20_númeração_20_de_20_páginas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6H58M8S</meta:editing-duration>
    <meta:editing-cycles>890</meta:editing-cycles>
    <meta:generator>LibreOffice/4.3.3.2$Linux_X86_64 LibreOffice_project/430m0$Build-2</meta:generator>
    <meta:initial-creator>Felipe Rodrigues</meta:initial-creator>
    <dc:date>2015-08-26T01:31:05.577184310</dc:date>
    <dc:creator>Felipe Prado</dc:creator>
    <meta:document-statistic meta:table-count="3" meta:image-count="0" meta:object-count="0" meta:page-count="22" meta:paragraph-count="326" meta:word-count="3330" meta:character-count="23466" meta:non-whitespace-character-count="20405"/>
  </office:meta>
</office:document-meta>
</file>